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075in"/>
    </style:style>
    <style:style style:name="co17" style:family="table-column">
      <style:table-column-properties fo:break-before="auto" style:column-width="0.4965in"/>
    </style:style>
    <style:style style:name="co18" style:family="table-column">
      <style:table-column-properties fo:break-before="auto" style:column-width="1in"/>
    </style:style>
    <style:style style:name="co19" style:family="table-column">
      <style:table-column-properties fo:break-before="auto" style:column-width="5.1138in"/>
    </style:style>
    <style:style style:name="co20" style:family="table-column">
      <style:table-column-properties fo:break-before="auto" style:column-width="3.6701in"/>
    </style:style>
    <style:style style:name="co14" style:family="table-column">
      <style:table-column-properties fo:break-before="auto" style:column-width="5.0425in"/>
    </style:style>
    <style:style style:name="co21" style:family="table-column">
      <style:table-column-properties fo:break-before="auto" style:column-width="0.9465in"/>
    </style:style>
    <style:style style:name="co23" style:family="table-column">
      <style:table-column-properties fo:break-before="auto" style:column-width="1.6756in"/>
    </style:style>
    <style:style style:name="co24" style:family="table-column">
      <style:table-column-properties fo:break-before="auto" style:column-width="0.8898in"/>
    </style:style>
    <style:style style:name="co25" style:family="table-column">
      <style:table-column-properties fo:break-before="auto" style:column-width="1.0291in"/>
    </style:style>
    <style:style style:name="co26" style:family="table-column">
      <style:table-column-properties fo:break-before="auto" style:column-width="0.8146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1.0965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7in"/>
    </style:style>
    <style:style style:name="co34" style:family="table-column">
      <style:table-column-properties fo:break-before="auto" style:column-width="5.2917in"/>
    </style:style>
    <style:style style:name="co35" style:family="table-column">
      <style:table-column-properties fo:break-before="auto" style:column-width="4.8563in"/>
    </style:style>
    <style:style style:name="co36" style:family="table-column">
      <style:table-column-properties fo:break-before="auto" style:column-width="0.9783in"/>
    </style:style>
    <style:style style:name="co37" style:family="table-column">
      <style:table-column-properties fo:break-before="auto" style:column-width="0.7102in"/>
    </style:style>
    <style:style style:name="ro1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3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2" style:family="text">
      <style:text-properties fo:font-weight="bold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office:forms form:automatic-focus="false" form:apply-design-mode="false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4" table:default-cell-style-name="ce35"/>
        <table:table-column table:style-name="co29" table:default-cell-style-name="ce35"/>
        <table:table-column table:style-name="co30" table:default-cell-style-name="ce35"/>
        <table:table-column table:style-name="co7" table:number-columns-repeated="4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11" table:default-cell-style-name="ce35"/>
        <table:table-column table:style-name="co7" table:default-cell-style-name="ce45"/>
        <table:table-column table:style-name="co7" table:default-cell-style-name="ce35"/>
        <table:table-column table:style-name="co34" table:default-cell-style-name="ce55"/>
        <table:table-column table:style-name="co35" table:default-cell-style-name="ce60"/>
        <table:table-column table:style-name="co14" table:default-cell-style-name="ce70"/>
        <table:table-column table:style-name="co36" table:default-cell-style-name="ce81"/>
        <table:table-column table:style-name="co7" table:number-columns-repeated="1003" table:default-cell-style-name="ce81"/>
        <table:table-row table:style-name="ro1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Level</text:p>
          </table:table-cell>
          <table:table-cell table:style-name="ce31" office:value-type="string" calcext:value-type="string">
            <text:p>A</text:p>
          </table:table-cell>
          <table:table-cell table:style-name="ce39" office:value-type="string" calcext:value-type="string">
            <text:p>Date</text:p>
          </table:table-cell>
          <table:table-cell table:style-name="ce31" office:value-type="string" calcext:value-type="string">
            <text:p>Subjects</text:p>
          </table:table-cell>
          <table:table-cell table:style-name="ce31" office:value-type="string" calcext:value-type="string">
            <text:p>Pattern</text:p>
          </table:table-cell>
          <table:table-cell table:style-name="ce31" office:value-type="string" calcext:value-type="string">
            <text:p>Solved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T. Cpxty</text:p>
          </table:table-cell>
          <table:table-cell table:style-name="ce31" office:value-type="string" calcext:value-type="string">
            <text:p>S. Cpxty</text:p>
          </table:table-cell>
          <table:table-cell table:style-name="ce31" office:value-type="string" calcext:value-type="string">
            <text:p>Bugs</text:p>
          </table:table-cell>
          <table:table-cell table:style-name="ce31" office:value-type="string" calcext:value-type="string">
            <text:p>Clarify</text:p>
          </table:table-cell>
          <table:table-cell table:style-name="ce31" office:value-type="string" calcext:value-type="string">
            <text:p>TDD</text:p>
          </table:table-cell>
          <table:table-cell table:style-name="ce31" office:value-type="string" calcext:value-type="string">
            <text:p>Anlyz</text:p>
          </table:table-cell>
          <table:table-cell table:style-name="ce31" office:value-type="string" calcext:value-type="string">
            <text:p>Score</text:p>
          </table:table-cell>
          <table:table-cell table:style-name="ce31" office:value-type="string" calcext:value-type="string">
            <text:p>Next</text:p>
          </table:table-cell>
          <table:table-cell table:style-name="ce47" office:value-type="string" calcext:value-type="string">
            <text:p>Stuggles</text:p>
          </table:table-cell>
          <table:table-cell table:style-name="ce51" office:value-type="string" calcext:value-type="string">
            <text:p>How to improve</text:p>
          </table:table-cell>
          <table:table-cell table:style-name="ce64" office:value-type="string" calcext:value-type="string">
            <text:p>Good</text:p>
          </table:table-cell>
          <table:table-cell table:style-name="ce74" office:value-type="string" calcext:value-type="string">
            <text:p>To_Display</text:p>
          </table:table-cell>
          <table:table-cell table:style-name="ce27" table:number-columns-repeated="1003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69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2" calcext:value-type="date">
            <text:p>06/12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2-Pointer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6. Count Binary Substrings:</text:p>
            <text:p/>
            <text:p>- too slow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15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2" calcext:value-type="date">
            <text:p>06/12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151. Minimum Swaps to Group All 1's Together:</text:p>
            <text:p/>
            <text:p>- I started coding before I am sure that my solution is good</text:p>
            <text:p>- I needed to see 3 hints to come with a solution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2" calcext:value-type="date">
            <text:p>06/12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2-Pointers</text:p>
            <text:p>Prefix-Su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6.5" calcext:value-type="float">
            <text:p>16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695. Maximum Erasure Value:</text:p>
            <text:p/>
            <text:p>- Slow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8">
          <table:table-cell table:style-name="ce1" office:value-type="string" calcext:value-type="string">
            <text:p>LC-11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0" calcext:value-type="date">
            <text:p>06/10/202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Union-Find</text:p>
            <text:p>Kruskal’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151. Minimum Swaps to Group All 1's Together:</text:p>
            <text:p/>
            <text:p>- I came up with a DFS approach</text:p>
            <text:p>- I eventually implemented the Kruskal’s algorithm</text:p>
            <text:p/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2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9" calcext:value-type="date">
            <text:p>06/09/202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16.5" calcext:value-type="float">
            <text:p>16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LC-261. Graph Valid Tree:</text:p>
            <text:p/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9">
          <table:table-cell table:style-name="ce1" office:value-type="string" calcext:value-type="string">
            <text:p>LC-13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8" calcext:value-type="date">
            <text:p>06/08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2. Remove Palindromic Subsequences:</text:p>
            <text:p/>
            <text:p>- I didn’t see the major obeservation</text:p>
            <text:p>- I didn’t clarified the meaning of “subsequences”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8">
          <table:table-cell table:style-name="ce1" office:value-type="string" calcext:value-type="string">
            <text:p>LC-9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7" calcext:value-type="date">
            <text:p>06/07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937. Reorder Data in Log Files:</text:p>
            <text:p/>
            <text:p>- I didn’t a big assumption that ended up into a bug</text:p>
            <text:p>- Struggled a bit to find how to sort</text:p>
            <text:p>- I didn’t know how to use a custom sort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5" calcext:value-type="date">
            <text:p>06/05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Saw the solution right away</text:p>
            <text:p>- Struggled in find the sets we need to use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9">
          <table:table-cell table:style-name="ce1" office:value-type="string" calcext:value-type="string">
            <text:p>LC-11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2" calcext:value-type="date">
            <text:p>06/02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17" calcext:value-type="float">
            <text:p>1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197. Minimum Knight Moves:</text:p>
            <text:p/>
            <text:p>- I came up quite quickly with a BFS approach</text:p>
            <text:p>- I didn’t see the Bi-directional BFS solution</text:p>
            <text:p>- I saw the DFS+memoization solution but I though that will not work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7">
          <table:table-cell table:style-name="ce1" office:value-type="string" calcext:value-type="string">
            <text:p>LC-86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1" calcext:value-type="date">
            <text:p>06/01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67. Transpose Matrix: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8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1" calcext:value-type="date">
            <text:p>06/01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1. Maximal Square:</text:p>
            <text:p/>
            <text:p>- I didn’t see the DP recursive equation</text:p>
            <text:p>- Solution too long (lot of code)</text:p>
            <text:p>- I was too slow</text:p>
            <text:p>- The time complexity was poor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12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31" calcext:value-type="date">
            <text:p>05/31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 1207. Unique Number of Occurrences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14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31" calcext:value-type="date">
            <text:p>05/31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  <text:p>Bitwis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16.5" calcext:value-type="float">
            <text:p>16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461. Check If a String Contains All Binary Codes of Size K:</text:p>
            <text:p/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3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9" calcext:value-type="date">
            <text:p>05/29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318. Maximum Product of Word Lengths:</text:p>
            <text:p/>
            <text:p>- I needed to see the bitwise idea to complete this problem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8" calcext:value-type="date">
            <text:p>05/28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 268. Missing Number: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2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7" calcext:value-type="date">
            <text:p>05/27/2022</text:p>
          </table:table-cell>
          <table:table-cell table:style-name="ce1" office:value-type="string" calcext:value-type="string">
            <text:p>Graph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No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277. Find the Celebrity:</text:p>
            <text:p/>
            <text:p>- I jumped directly into Union-Find pattern but it  wasn’t a solution</text:p>
            <text:p>- I came up eventually with a naive solution?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34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6" calcext:value-type="date">
            <text:p>05/26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18" calcext:value-type="float">
            <text:p>1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2. Number of Steps to Reduce a Number to Zero:</text:p>
            <text:p/>
            <text:p>- I didn't think about the bitwise solution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1">
          <table:table-cell table:style-name="ce1" office:value-type="string" calcext:value-type="string">
            <text:p>LC-108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1" calcext:value-type="date">
            <text:p>05/21/2022</text:p>
          </table:table-cell>
          <table:table-cell table:number-columns-repeated="2" table:style-name="ce1" office:value-type="string" calcext:value-type="string">
            <text:p>Hea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toreview</text:p>
          </table:table-cell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9">
          <table:table-cell table:style-name="ce1" office:value-type="string" calcext:value-type="string">
            <text:p>LC-6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9" calcext:value-type="date">
            <text:p>05/19/202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. Unique Paths II:</text:p>
            <text:p/>
            <text:p>- I jumped into the hardest solution: DFS + Memoization</text:p>
            <text:p>- An easier solution is possible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32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9" calcext:value-type="date">
            <text:p>05/19/202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9. Longest Increasing Path in a Matrix:</text:p>
            <text:p/>
            <text:p>- I had quickly the intuition that it’s a dynamic programming problem - But I needed to read the hint to figure out what would be the approach to take - After that, it was a medium problem 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3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7" calcext:value-type="date">
            <text:p>05/17/202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79. Find a Corresponding Node of a Binary Tree in a Clone of That Tree:</text:p>
            <text:p/>
            <text:p>- </text:p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8">
          <table:table-cell table:style-name="ce1" office:value-type="string" calcext:value-type="string">
            <text:p>LC-5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6" calcext:value-type="date">
            <text:p>05/16/202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5. Boundary of Binary Tree:</text:p>
            <text:p/>
            <text:p>- Difficult to understand</text:p>
            <text:p>- I split the problem into 3 easy methods but I could have done with 1 preorder traversal</text:p>
            <text:p/>
            <text:p/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10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6" calcext:value-type="date">
            <text:p>05/16/202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091. Shortest Path in Binary Matrix:</text:p>
            <text:p/>
            <text:p>- Came up with a BFS approach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5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5" calcext:value-type="date">
            <text:p>05/15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. Maximum Subarray:</text:p>
            <text:p/>
            <text:p>- I jumped directly into the optimal solution but I didn’t find it after 60+ minutes</text:p>
            <text:p>- naive approach was easy to solve but is O(n^2)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9">
          <table:table-cell table:style-name="ce1" office:value-type="string" calcext:value-type="string">
            <text:p>LC-3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8" calcext:value-type="date">
            <text:p>05/08/2022</text:p>
          </table:table-cell>
          <table:table-cell table:style-name="ce1" office:value-type="string" calcext:value-type="string">
            <text:p>Tree/Stack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1. Flatten Nested List Iterator:</text:p>
            <text:p/>
            <text:p>- I jumped into the code before I fully understood all the requirements</text:p>
            <text:p>- I discovered that I missed a requirement after I submitted my code</text:p>
            <text:p><text:span text:style-name="T3">- I forgot how to code iterative </text:span>DFS traversal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8">
          <table:table-cell table:style-name="ce1" office:value-type="string" calcext:value-type="string">
            <text:p>LC-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7" calcext:value-type="date">
            <text:p>05/07/2022</text:p>
          </table:table-cell>
          <table:table-cell table:number-columns-repeated="2" table:style-name="ce1" office:value-type="string" calcext:value-type="string">
            <text:p>Hea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 Implement a min-heap:</text:p>
            <text:p/>
            <text:p>- Quick</text:p>
            <text:p>- Forgot that sift_down operation should be done with largest child</text:p>
            <text:p>- Forgot how to build the heap from an array in O(n)</text:p>
            <text:p>- Forgot remove, change_priority operations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4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7" calcext:value-type="date">
            <text:p>05/07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6. 132 Pattern:</text:p>
            <text:p>- I saw divide-conquer pattern</text:p>
            <text:p>- Too Slow</text:p>
            <text:p>- Struggling to understand the solution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9">
          <table:table-cell table:style-name="ce1" office:value-type="string" calcext:value-type="string">
            <text:p>LC-120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5" calcext:value-type="date">
            <text:p>05/05/20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09. Remove All Adjacent Duplicates in String II:</text:p>
            <text:p/>
            <text:p>- I saw the pattern right away</text:p>
            <text:p>- Slow!</text:p>
            <text:p>- Struggled with Python</text:p>
            <text:p/>
          </table:table-cell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89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2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12"/>
          <table:table-cell table:style-name="ce27" table:number-columns-repeated="1004"/>
        </table:table-row>
        <table:table-row table:style-name="ro1" table:visibility="filter" table:number-rows-repeated="57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83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88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style-name="ce1" table:number-columns-repeated="3"/>
          <table:table-cell table:style-name="ce39"/>
          <table:table-cell table:style-name="ce1"/>
          <table:table-cell table:number-columns-repeated="10"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51" table:number-columns-repeated="2"/>
          <table:table-cell table:style-name="ce22"/>
          <table:table-cell table:style-name="ce27" table:number-columns-repeated="1004"/>
        </table:table-row>
        <table:table-row table:style-name="ro1" table:visibility="filter" table:number-rows-repeated="3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style-name="ce1" table:number-columns-repeated="3"/>
          <table:table-cell table:style-name="ce39"/>
          <table:table-cell table:style-name="ce1"/>
          <table:table-cell table:number-columns-repeated="10"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19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style-name="ce1" table:number-columns-repeated="3"/>
          <table:table-cell table:style-name="ce39"/>
          <table:table-cell table:style-name="ce1"/>
          <table:table-cell table:number-columns-repeated="10"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20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5">
          <table:table-cell table:style-name="ce1" table:number-columns-repeated="3"/>
          <table:table-cell table:style-name="ce39"/>
          <table:table-cell table:style-name="ce1" table:number-columns-repeated="10"/>
          <table:table-cell table:number-columns-repeated="2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2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 table:number-rows-repeated="2">
          <table:table-cell table:style-name="ce1" table:number-columns-repeated="3"/>
          <table:table-cell table:style-name="ce39"/>
          <table:table-cell table:style-name="ce1" table:number-columns-repeated="10"/>
          <table:table-cell table:number-columns-repeated="2"/>
          <table:table-cell table:style-name="ce12"/>
          <table:table-cell table:style-name="ce51"/>
          <table:table-cell table:style-name="ce22"/>
          <table:table-cell table:style-name="ce27" table:number-columns-repeated="1004"/>
        </table:table-row>
        <table:table-row table:style-name="ro1" table:visibility="filter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 table:number-rows-repeated="3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 table:number-rows-repeated="4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 table:visibility="filter" table:number-rows-repeated="18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 table:number-rows-repeated="10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 table:visibility="filter" table:number-rows-repeated="17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 table:number-rows-repeated="2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 table:number-rows-repeated="2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 table:number-rows-repeated="2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 table:number-rows-repeated="2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 table:number-columns-repeated="12"/>
          <table:table-cell table:style-name="ce56"/>
          <table:table-cell table:number-columns-repeated="2"/>
          <table:table-cell table:style-name="ce27"/>
          <table:table-cell table:number-columns-repeated="1003"/>
        </table:table-row>
        <table:table-row table:style-name="ro1" table:visibility="filter" table:number-rows-repeated="5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 table:number-rows-repeated="2">
          <table:table-cell table:number-columns-repeated="3"/>
          <table:table-cell table:style-name="ce40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visibility="filter" table:number-rows-repeated="10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>
          <table:table-cell table:style-name="ce36" table:number-columns-repeated="3"/>
          <table:table-cell table:style-name="ce44"/>
          <table:table-cell table:style-name="ce36" table:number-columns-repeated="10"/>
          <table:table-cell/>
          <table:table-cell table:style-name="ce36"/>
          <table:table-cell table:style-name="ce56"/>
          <table:table-cell table:style-name="ce61"/>
          <table:table-cell table:style-name="ce71"/>
          <table:table-cell table:style-name="ce27"/>
          <table:table-cell table:style-name="ce84"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 table:number-rows-repeated="2">
          <table:table-cell table:number-columns-repeated="3"/>
          <table:table-cell table:style-name="ce40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 table:visibility="filter">
          <table:table-cell table:number-columns-repeated="3"/>
          <table:table-cell table:style-name="ce40"/>
          <table:table-cell table:number-columns-repeated="15"/>
          <table:table-cell table:style-name="ce27"/>
          <table:table-cell table:number-columns-repeated="1003"/>
        </table:table-row>
        <table:table-row table:style-name="ro1" table:visibility="filter" table:number-rows-repeated="4">
          <table:table-cell table:number-columns-repeated="1023"/>
        </table:table-row>
        <table:table-row table:style-name="ro1" table:visibility="filter">
          <table:table-cell table:style-name="ce68" table:number-columns-repeated="14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04"/>
        </table:table-row>
        <table:table-row table:style-name="ro1" table:visibility="filter" table:number-rows-repeated="6">
          <table:table-cell table:number-columns-repeated="1023"/>
        </table:table-row>
        <table:table-row table:style-name="ro1" table:visibility="filter">
          <table:table-cell table:style-name="ce68" table:number-columns-repeated="14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04"/>
        </table:table-row>
        <table:table-row table:style-name="ro1" table:visibility="filter" table:number-rows-repeated="1048088">
          <table:table-cell table:number-columns-repeated="1023"/>
        </table:table-row>
        <table:table-row table:style-name="ro1" table:visibility="filter">
          <table:table-cell table:number-columns-repeated="1023"/>
        </table:table-row>
      </table:table>
      <table:table table:name="System_Design_Problems_log" table:style-name="ta1">
        <table:table-column table:style-name="co7" table:default-cell-style-name="ce35"/>
        <table:table-column table:style-name="co16" table:default-cell-style-name="ce35"/>
        <table:table-column table:style-name="co11" table:default-cell-style-name="ce35"/>
        <table:table-column table:style-name="co4" table:default-cell-style-name="ce35"/>
        <table:table-column table:style-name="co17" table:default-cell-style-name="ce35"/>
        <table:table-column table:style-name="co18" table:default-cell-style-name="ce35"/>
        <table:table-column table:style-name="co7" table:number-columns-repeated="2" table:default-cell-style-name="ce35"/>
        <table:table-column table:style-name="co19" table:default-cell-style-name="ce55"/>
        <table:table-column table:style-name="co20" table:default-cell-style-name="ce60"/>
        <table:table-column table:style-name="co14" table:default-cell-style-name="ce70"/>
        <table:table-column table:style-name="co7" table:number-columns-repeated="1013" table:default-cell-style-name="ce81"/>
        <table:table-row table:style-name="ro1">
          <table:table-cell table:style-name="ce86" office:value-type="string" calcext:value-type="string">
            <text:p>Problem</text:p>
          </table:table-cell>
          <table:table-cell table:style-name="ce86" office:value-type="string" calcext:value-type="string">
            <text:p>Exp. Difficulty</text:p>
          </table:table-cell>
          <table:table-cell table:style-name="ce86" office:value-type="string" calcext:value-type="string">
            <text:p>Attempt</text:p>
          </table:table-cell>
          <table:table-cell table:style-name="ce86" office:value-type="string" calcext:value-type="string">
            <text:p>Date</text:p>
          </table:table-cell>
          <table:table-cell table:style-name="ce88" office:value-type="string" calcext:value-type="string">
            <text:p>Time</text:p>
          </table:table-cell>
          <table:table-cell table:style-name="ce88" office:value-type="string" calcext:value-type="string">
            <text:p>Subjects</text:p>
          </table:table-cell>
          <table:table-cell table:style-name="ce88"/>
          <table:table-cell table:style-name="ce88" office:value-type="string" calcext:value-type="string">
            <text:p>Next</text:p>
          </table:table-cell>
          <table:table-cell table:style-name="ce89" office:value-type="string" calcext:value-type="string">
            <text:p>Stuggles</text:p>
          </table:table-cell>
          <table:table-cell table:style-name="ce92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86" table:number-columns-repeated="4"/>
          <table:table-cell table:style-name="ce88" table:number-columns-repeated="4"/>
          <table:table-cell table:style-name="ce89"/>
          <table:table-cell table:style-name="ce92"/>
          <table:table-cell table:number-columns-repeated="1014"/>
        </table:table-row>
        <table:table-row table:style-name="ro1">
          <table:table-cell table:style-name="ce36" table:number-columns-repeated="3"/>
          <table:table-cell table:style-name="ce44"/>
          <table:table-cell table:style-name="ce36" table:number-columns-repeated="4"/>
          <table:table-cell table:style-name="ce56"/>
          <table:table-cell table:style-name="ce61"/>
          <table:table-cell table:style-name="ce71"/>
          <table:table-cell table:style-name="ce84" table:number-columns-repeated="1013"/>
        </table:table-row>
        <table:table-row table:style-name="ro5">
          <table:table-cell table:style-name="ce31" office:value-type="string" calcext:value-type="string">
            <text:p>LC-200</text:p>
          </table:table-cell>
          <table:table-cell table:style-name="ce31" office:value-type="string" calcext:value-type="string">
            <text:p>Medium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09/28/2020</text:p>
          </table:table-cell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1" office:value-type="float" office:value="-16" calcext:value-type="float">
            <text:p>-16</text:p>
          </table:table-cell>
          <table:table-cell table:style-name="ce31" office:value-type="string" calcext:value-type="string">
            <text:p>toreview</text:p>
          </table:table-cell>
          <table:table-cell table:style-name="ce91" office:value-type="string" calcext:value-type="string">
            <text:p>Design WhatsApp:</text:p>
          </table:table-cell>
          <table:table-cell table:style-name="ce47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51"/>
          <table:table-cell table:style-name="ce64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7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0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19.3142in" svg:height="7.0311in" svg:x="0.015in" svg:y="0.4268in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40"/>
        <table:table-column table:style-name="co21" table:default-cell-style-name="ce35"/>
        <table:table-column table:style-name="co27" table:default-cell-style-name="ce35"/>
        <table:table-column table:style-name="co37" table:default-cell-style-name="ce35"/>
        <table:table-column table:style-name="co7" table:default-cell-style-name="ce81"/>
        <table:table-column table:style-name="co36" table:default-cell-style-name="ce81"/>
        <table:table-column table:style-name="co7" table:number-columns-repeated="1000" table:default-cell-style-name="ce81"/>
        <table:table-column table:style-name="co7" table:number-columns-repeated="5" table:default-cell-style-name="Default"/>
        <table:table-row table:style-name="ro1">
          <table:table-cell table:style-name="ce39" office:value-type="string" calcext:value-type="string">
            <text:p>Date</text:p>
          </table:table-cell>
          <table:table-cell table:style-name="ce31" office:value-type="string" calcext:value-type="string">
            <text:p>Easy</text:p>
          </table:table-cell>
          <table:table-cell table:style-name="ce31" office:value-type="string" calcext:value-type="string">
            <text:p>Medium</text:p>
          </table:table-cell>
          <table:table-cell table:style-name="ce31" office:value-type="string" calcext:value-type="string">
            <text:p>Hard</text:p>
          </table:table-cell>
          <table:table-cell table:style-name="ce74" office:value-type="string" calcext:value-type="string">
            <text:p>Target</text:p>
          </table:table-cell>
          <table:table-cell table:style-name="ce74" office:value-type="string" calcext:value-type="string">
            <text:p>To_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9" calcext:value-type="date">
            <text:p>01/19/2023</text:p>
          </table:table-cell>
          <table:table-cell table:style-name="ce65" table:formula="of:=IFERROR(AVERAGEIFS([$Algorithm_Problems_log.$O$2:.$O$10237];[$Algorithm_Problems_log.$D$2:.$D$10237];[.$A2];[$Algorithm_Problems_log.$B$2:.$B$10237];&quot;Easy&quot;);[.$B3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];[$Algorithm_Problems_log.$B$2:.$B$10237];&quot;Medium&quot;);[.$C3])" office:value-type="float" office:value="8.25" calcext:value-type="float">
            <text:p>8.25</text:p>
          </table:table-cell>
          <table:table-cell table:style-name="ce65" table:formula="of:=IFERROR(AVERAGEIFS([$Algorithm_Problems_log.$O$2:.$O$10237];[$Algorithm_Problems_log.$D$2:.$D$10237];[.$A2];[$Algorithm_Problems_log.$B$2:.$B$10237];&quot;Hard&quot;);[.$D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8" calcext:value-type="date">
            <text:p>01/18/2023</text:p>
          </table:table-cell>
          <table:table-cell table:style-name="ce65" table:formula="of:=IFERROR(AVERAGEIFS(#REF!;[$Algorithm_Problems_log.$D$2:.$D$10237];[.$A3];[$Algorithm_Problems_log.$B$2:.$B$10237];&quot;Easy&quot;);[.$B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];[$Algorithm_Problems_log.$B$2:.$B$10237];&quot;Medium&quot;);[.$C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];[$Algorithm_Problems_log.$B$2:.$B$10237];&quot;Hard&quot;);[.$D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7" calcext:value-type="date">
            <text:p>01/17/2023</text:p>
          </table:table-cell>
          <table:table-cell table:style-name="ce65" table:formula="of:=IFERROR(AVERAGEIFS(#REF!;[$Algorithm_Problems_log.$D$2:.$D$10237];[.$A4];[$Algorithm_Problems_log.$B$2:.$B$10237];&quot;Easy&quot;);[.$B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];[$Algorithm_Problems_log.$B$2:.$B$10237];&quot;Medium&quot;);[.$C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];[$Algorithm_Problems_log.$B$2:.$B$10237];&quot;Hard&quot;);[.$D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6" calcext:value-type="date">
            <text:p>01/16/2023</text:p>
          </table:table-cell>
          <table:table-cell table:style-name="ce65" table:formula="of:=IFERROR(AVERAGEIFS(#REF!;[$Algorithm_Problems_log.$D$2:.$D$10237];[.$A5];[$Algorithm_Problems_log.$B$2:.$B$10237];&quot;Easy&quot;);[.$B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];[$Algorithm_Problems_log.$B$2:.$B$10237];&quot;Medium&quot;);[.$C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];[$Algorithm_Problems_log.$B$2:.$B$10237];&quot;Hard&quot;);[.$D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5" calcext:value-type="date">
            <text:p>01/15/2023</text:p>
          </table:table-cell>
          <table:table-cell table:style-name="ce65" table:formula="of:=IFERROR(AVERAGEIFS(#REF!;[$Algorithm_Problems_log.$D$2:.$D$10237];[.$A6];[$Algorithm_Problems_log.$B$2:.$B$10237];&quot;Easy&quot;);[.$B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];[$Algorithm_Problems_log.$B$2:.$B$10237];&quot;Medium&quot;);[.$C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];[$Algorithm_Problems_log.$B$2:.$B$10237];&quot;Hard&quot;);[.$D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4" calcext:value-type="date">
            <text:p>01/14/2023</text:p>
          </table:table-cell>
          <table:table-cell table:style-name="ce65" table:formula="of:=IFERROR(AVERAGEIFS(#REF!;[$Algorithm_Problems_log.$D$2:.$D$10237];[.$A7];[$Algorithm_Problems_log.$B$2:.$B$10237];&quot;Easy&quot;);[.$B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];[$Algorithm_Problems_log.$B$2:.$B$10237];&quot;Medium&quot;);[.$C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];[$Algorithm_Problems_log.$B$2:.$B$10237];&quot;Hard&quot;);[.$D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3" calcext:value-type="date">
            <text:p>01/13/2023</text:p>
          </table:table-cell>
          <table:table-cell table:style-name="ce65" table:formula="of:=IFERROR(AVERAGEIFS(#REF!;[$Algorithm_Problems_log.$D$2:.$D$10237];[.$A8];[$Algorithm_Problems_log.$B$2:.$B$10237];&quot;Easy&quot;);[.$B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];[$Algorithm_Problems_log.$B$2:.$B$10237];&quot;Medium&quot;);[.$C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];[$Algorithm_Problems_log.$B$2:.$B$10237];&quot;Hard&quot;);[.$D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2" calcext:value-type="date">
            <text:p>01/12/2023</text:p>
          </table:table-cell>
          <table:table-cell table:style-name="ce65" table:formula="of:=IFERROR(AVERAGEIFS(#REF!;[$Algorithm_Problems_log.$D$2:.$D$10237];[.$A9];[$Algorithm_Problems_log.$B$2:.$B$10237];&quot;Easy&quot;);[.$B1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];[$Algorithm_Problems_log.$B$2:.$B$10237];&quot;Medium&quot;);[.$C1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];[$Algorithm_Problems_log.$B$2:.$B$10237];&quot;Hard&quot;);[.$D1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1" calcext:value-type="date">
            <text:p>01/11/2023</text:p>
          </table:table-cell>
          <table:table-cell table:style-name="ce65" table:formula="of:=IFERROR(AVERAGEIFS(#REF!;[$Algorithm_Problems_log.$D$2:.$D$10237];[.$A10];[$Algorithm_Problems_log.$B$2:.$B$10237];&quot;Easy&quot;);[.$B1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];[$Algorithm_Problems_log.$B$2:.$B$10237];&quot;Medium&quot;);[.$C1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];[$Algorithm_Problems_log.$B$2:.$B$10237];&quot;Hard&quot;);[.$D1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10" calcext:value-type="date">
            <text:p>01/10/2023</text:p>
          </table:table-cell>
          <table:table-cell table:style-name="ce65" table:formula="of:=IFERROR(AVERAGEIFS(#REF!;[$Algorithm_Problems_log.$D$2:.$D$10237];[.$A11];[$Algorithm_Problems_log.$B$2:.$B$10237];&quot;Easy&quot;);[.$B1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];[$Algorithm_Problems_log.$B$2:.$B$10237];&quot;Medium&quot;);[.$C1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];[$Algorithm_Problems_log.$B$2:.$B$10237];&quot;Hard&quot;);[.$D1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9" calcext:value-type="date">
            <text:p>01/09/2023</text:p>
          </table:table-cell>
          <table:table-cell table:style-name="ce65" table:formula="of:=IFERROR(AVERAGEIFS(#REF!;[$Algorithm_Problems_log.$D$2:.$D$10237];[.$A12];[$Algorithm_Problems_log.$B$2:.$B$10237];&quot;Easy&quot;);[.$B1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];[$Algorithm_Problems_log.$B$2:.$B$10237];&quot;Medium&quot;);[.$C1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];[$Algorithm_Problems_log.$B$2:.$B$10237];&quot;Hard&quot;);[.$D1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8" calcext:value-type="date">
            <text:p>01/08/2023</text:p>
          </table:table-cell>
          <table:table-cell table:style-name="ce65" table:formula="of:=IFERROR(AVERAGEIFS(#REF!;[$Algorithm_Problems_log.$D$2:.$D$10237];[.$A13];[$Algorithm_Problems_log.$B$2:.$B$10237];&quot;Easy&quot;);[.$B1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];[$Algorithm_Problems_log.$B$2:.$B$10237];&quot;Medium&quot;);[.$C1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];[$Algorithm_Problems_log.$B$2:.$B$10237];&quot;Hard&quot;);[.$D1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7" calcext:value-type="date">
            <text:p>01/07/2023</text:p>
          </table:table-cell>
          <table:table-cell table:style-name="ce65" table:formula="of:=IFERROR(AVERAGEIFS(#REF!;[$Algorithm_Problems_log.$D$2:.$D$10237];[.$A14];[$Algorithm_Problems_log.$B$2:.$B$10237];&quot;Easy&quot;);[.$B1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];[$Algorithm_Problems_log.$B$2:.$B$10237];&quot;Medium&quot;);[.$C1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];[$Algorithm_Problems_log.$B$2:.$B$10237];&quot;Hard&quot;);[.$D1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6" calcext:value-type="date">
            <text:p>01/06/2023</text:p>
          </table:table-cell>
          <table:table-cell table:style-name="ce65" table:formula="of:=IFERROR(AVERAGEIFS(#REF!;[$Algorithm_Problems_log.$D$2:.$D$10237];[.$A15];[$Algorithm_Problems_log.$B$2:.$B$10237];&quot;Easy&quot;);[.$B1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];[$Algorithm_Problems_log.$B$2:.$B$10237];&quot;Medium&quot;);[.$C1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];[$Algorithm_Problems_log.$B$2:.$B$10237];&quot;Hard&quot;);[.$D1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5" calcext:value-type="date">
            <text:p>01/05/2023</text:p>
          </table:table-cell>
          <table:table-cell table:style-name="ce65" table:formula="of:=IFERROR(AVERAGEIFS(#REF!;[$Algorithm_Problems_log.$D$2:.$D$10237];[.$A16];[$Algorithm_Problems_log.$B$2:.$B$10237];&quot;Easy&quot;);[.$B1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];[$Algorithm_Problems_log.$B$2:.$B$10237];&quot;Medium&quot;);[.$C1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];[$Algorithm_Problems_log.$B$2:.$B$10237];&quot;Hard&quot;);[.$D1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4" calcext:value-type="date">
            <text:p>01/04/2023</text:p>
          </table:table-cell>
          <table:table-cell table:style-name="ce65" table:formula="of:=IFERROR(AVERAGEIFS(#REF!;[$Algorithm_Problems_log.$D$2:.$D$10237];[.$A17];[$Algorithm_Problems_log.$B$2:.$B$10237];&quot;Easy&quot;);[.$B1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];[$Algorithm_Problems_log.$B$2:.$B$10237];&quot;Medium&quot;);[.$C1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];[$Algorithm_Problems_log.$B$2:.$B$10237];&quot;Hard&quot;);[.$D1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3" calcext:value-type="date">
            <text:p>01/03/2023</text:p>
          </table:table-cell>
          <table:table-cell table:style-name="ce65" table:formula="of:=IFERROR(AVERAGEIFS(#REF!;[$Algorithm_Problems_log.$D$2:.$D$10237];[.$A18];[$Algorithm_Problems_log.$B$2:.$B$10237];&quot;Easy&quot;);[.$B1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];[$Algorithm_Problems_log.$B$2:.$B$10237];&quot;Medium&quot;);[.$C1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];[$Algorithm_Problems_log.$B$2:.$B$10237];&quot;Hard&quot;);[.$D1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2" calcext:value-type="date">
            <text:p>01/02/2023</text:p>
          </table:table-cell>
          <table:table-cell table:style-name="ce65" table:formula="of:=IFERROR(AVERAGEIFS(#REF!;[$Algorithm_Problems_log.$D$2:.$D$10237];[.$A19];[$Algorithm_Problems_log.$B$2:.$B$10237];&quot;Easy&quot;);[.$B2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];[$Algorithm_Problems_log.$B$2:.$B$10237];&quot;Medium&quot;);[.$C2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];[$Algorithm_Problems_log.$B$2:.$B$10237];&quot;Hard&quot;);[.$D2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3-01-01" calcext:value-type="date">
            <text:p>01/01/2023</text:p>
          </table:table-cell>
          <table:table-cell table:style-name="ce65" table:formula="of:=IFERROR(AVERAGEIFS(#REF!;[$Algorithm_Problems_log.$D$2:.$D$10237];[.$A20];[$Algorithm_Problems_log.$B$2:.$B$10237];&quot;Easy&quot;);[.$B2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];[$Algorithm_Problems_log.$B$2:.$B$10237];&quot;Medium&quot;);[.$C2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];[$Algorithm_Problems_log.$B$2:.$B$10237];&quot;Hard&quot;);[.$D2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31" calcext:value-type="date">
            <text:p>12/31/2022</text:p>
          </table:table-cell>
          <table:table-cell table:style-name="ce65" table:formula="of:=IFERROR(AVERAGEIFS(#REF!;[$Algorithm_Problems_log.$D$2:.$D$10237];[.$A21];[$Algorithm_Problems_log.$B$2:.$B$10237];&quot;Easy&quot;);[.$B2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];[$Algorithm_Problems_log.$B$2:.$B$10237];&quot;Medium&quot;);[.$C2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];[$Algorithm_Problems_log.$B$2:.$B$10237];&quot;Hard&quot;);[.$D2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30" calcext:value-type="date">
            <text:p>12/30/2022</text:p>
          </table:table-cell>
          <table:table-cell table:style-name="ce65" table:formula="of:=IFERROR(AVERAGEIFS(#REF!;[$Algorithm_Problems_log.$D$2:.$D$10237];[.$A22];[$Algorithm_Problems_log.$B$2:.$B$10237];&quot;Easy&quot;);[.$B2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];[$Algorithm_Problems_log.$B$2:.$B$10237];&quot;Medium&quot;);[.$C2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];[$Algorithm_Problems_log.$B$2:.$B$10237];&quot;Hard&quot;);[.$D2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9" calcext:value-type="date">
            <text:p>12/29/2022</text:p>
          </table:table-cell>
          <table:table-cell table:style-name="ce65" table:formula="of:=IFERROR(AVERAGEIFS(#REF!;[$Algorithm_Problems_log.$D$2:.$D$10237];[.$A23];[$Algorithm_Problems_log.$B$2:.$B$10237];&quot;Easy&quot;);[.$B2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3];[$Algorithm_Problems_log.$B$2:.$B$10237];&quot;Medium&quot;);[.$C2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3];[$Algorithm_Problems_log.$B$2:.$B$10237];&quot;Hard&quot;);[.$D2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8" calcext:value-type="date">
            <text:p>12/28/2022</text:p>
          </table:table-cell>
          <table:table-cell table:style-name="ce65" table:formula="of:=IFERROR(AVERAGEIFS(#REF!;[$Algorithm_Problems_log.$D$2:.$D$10237];[.$A24];[$Algorithm_Problems_log.$B$2:.$B$10237];&quot;Easy&quot;);[.$B2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4];[$Algorithm_Problems_log.$B$2:.$B$10237];&quot;Medium&quot;);[.$C2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4];[$Algorithm_Problems_log.$B$2:.$B$10237];&quot;Hard&quot;);[.$D2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7" calcext:value-type="date">
            <text:p>12/27/2022</text:p>
          </table:table-cell>
          <table:table-cell table:style-name="ce65" table:formula="of:=IFERROR(AVERAGEIFS(#REF!;[$Algorithm_Problems_log.$D$2:.$D$10237];[.$A25];[$Algorithm_Problems_log.$B$2:.$B$10237];&quot;Easy&quot;);[.$B2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5];[$Algorithm_Problems_log.$B$2:.$B$10237];&quot;Medium&quot;);[.$C2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5];[$Algorithm_Problems_log.$B$2:.$B$10237];&quot;Hard&quot;);[.$D2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6" calcext:value-type="date">
            <text:p>12/26/2022</text:p>
          </table:table-cell>
          <table:table-cell table:style-name="ce65" table:formula="of:=IFERROR(AVERAGEIFS(#REF!;[$Algorithm_Problems_log.$D$2:.$D$10237];[.$A26];[$Algorithm_Problems_log.$B$2:.$B$10237];&quot;Easy&quot;);[.$B2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6];[$Algorithm_Problems_log.$B$2:.$B$10237];&quot;Medium&quot;);[.$C2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6];[$Algorithm_Problems_log.$B$2:.$B$10237];&quot;Hard&quot;);[.$D2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5" calcext:value-type="date">
            <text:p>12/25/2022</text:p>
          </table:table-cell>
          <table:table-cell table:style-name="ce65" table:formula="of:=IFERROR(AVERAGEIFS(#REF!;[$Algorithm_Problems_log.$D$2:.$D$10237];[.$A27];[$Algorithm_Problems_log.$B$2:.$B$10237];&quot;Easy&quot;);[.$B2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7];[$Algorithm_Problems_log.$B$2:.$B$10237];&quot;Medium&quot;);[.$C2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7];[$Algorithm_Problems_log.$B$2:.$B$10237];&quot;Hard&quot;);[.$D2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4" calcext:value-type="date">
            <text:p>12/24/2022</text:p>
          </table:table-cell>
          <table:table-cell table:style-name="ce65" table:formula="of:=IFERROR(AVERAGEIFS(#REF!;[$Algorithm_Problems_log.$D$2:.$D$10237];[.$A28];[$Algorithm_Problems_log.$B$2:.$B$10237];&quot;Easy&quot;);[.$B2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8];[$Algorithm_Problems_log.$B$2:.$B$10237];&quot;Medium&quot;);[.$C2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8];[$Algorithm_Problems_log.$B$2:.$B$10237];&quot;Hard&quot;);[.$D2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3" calcext:value-type="date">
            <text:p>12/23/2022</text:p>
          </table:table-cell>
          <table:table-cell table:style-name="ce65" table:formula="of:=IFERROR(AVERAGEIFS(#REF!;[$Algorithm_Problems_log.$D$2:.$D$10237];[.$A29];[$Algorithm_Problems_log.$B$2:.$B$10237];&quot;Easy&quot;);[.$B3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9];[$Algorithm_Problems_log.$B$2:.$B$10237];&quot;Medium&quot;);[.$C3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9];[$Algorithm_Problems_log.$B$2:.$B$10237];&quot;Hard&quot;);[.$D3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2" calcext:value-type="date">
            <text:p>12/22/2022</text:p>
          </table:table-cell>
          <table:table-cell table:style-name="ce65" table:formula="of:=IFERROR(AVERAGEIFS(#REF!;[$Algorithm_Problems_log.$D$2:.$D$10237];[.$A30];[$Algorithm_Problems_log.$B$2:.$B$10237];&quot;Easy&quot;);[.$B3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0];[$Algorithm_Problems_log.$B$2:.$B$10237];&quot;Medium&quot;);[.$C3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0];[$Algorithm_Problems_log.$B$2:.$B$10237];&quot;Hard&quot;);[.$D3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1" calcext:value-type="date">
            <text:p>12/21/2022</text:p>
          </table:table-cell>
          <table:table-cell table:style-name="ce65" table:formula="of:=IFERROR(AVERAGEIFS(#REF!;[$Algorithm_Problems_log.$D$2:.$D$10237];[.$A31];[$Algorithm_Problems_log.$B$2:.$B$10237];&quot;Easy&quot;);[.$B3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1];[$Algorithm_Problems_log.$B$2:.$B$10237];&quot;Medium&quot;);[.$C3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1];[$Algorithm_Problems_log.$B$2:.$B$10237];&quot;Hard&quot;);[.$D3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20" calcext:value-type="date">
            <text:p>12/20/2022</text:p>
          </table:table-cell>
          <table:table-cell table:style-name="ce65" table:formula="of:=IFERROR(AVERAGEIFS(#REF!;[$Algorithm_Problems_log.$D$2:.$D$10237];[.$A32];[$Algorithm_Problems_log.$B$2:.$B$10237];&quot;Easy&quot;);[.$B3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2];[$Algorithm_Problems_log.$B$2:.$B$10237];&quot;Medium&quot;);[.$C3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2];[$Algorithm_Problems_log.$B$2:.$B$10237];&quot;Hard&quot;);[.$D3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9" calcext:value-type="date">
            <text:p>12/19/2022</text:p>
          </table:table-cell>
          <table:table-cell table:style-name="ce65" table:formula="of:=IFERROR(AVERAGEIFS(#REF!;[$Algorithm_Problems_log.$D$2:.$D$10237];[.$A33];[$Algorithm_Problems_log.$B$2:.$B$10237];&quot;Easy&quot;);[.$B3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3];[$Algorithm_Problems_log.$B$2:.$B$10237];&quot;Medium&quot;);[.$C3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3];[$Algorithm_Problems_log.$B$2:.$B$10237];&quot;Hard&quot;);[.$D3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8" calcext:value-type="date">
            <text:p>12/18/2022</text:p>
          </table:table-cell>
          <table:table-cell table:style-name="ce65" table:formula="of:=IFERROR(AVERAGEIFS(#REF!;[$Algorithm_Problems_log.$D$2:.$D$10237];[.$A34];[$Algorithm_Problems_log.$B$2:.$B$10237];&quot;Easy&quot;);[.$B3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4];[$Algorithm_Problems_log.$B$2:.$B$10237];&quot;Medium&quot;);[.$C3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4];[$Algorithm_Problems_log.$B$2:.$B$10237];&quot;Hard&quot;);[.$D3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7" calcext:value-type="date">
            <text:p>12/17/2022</text:p>
          </table:table-cell>
          <table:table-cell table:style-name="ce65" table:formula="of:=IFERROR(AVERAGEIFS(#REF!;[$Algorithm_Problems_log.$D$2:.$D$10237];[.$A35];[$Algorithm_Problems_log.$B$2:.$B$10237];&quot;Easy&quot;);[.$B3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5];[$Algorithm_Problems_log.$B$2:.$B$10237];&quot;Medium&quot;);[.$C3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5];[$Algorithm_Problems_log.$B$2:.$B$10237];&quot;Hard&quot;);[.$D3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6" calcext:value-type="date">
            <text:p>12/16/2022</text:p>
          </table:table-cell>
          <table:table-cell table:style-name="ce65" table:formula="of:=IFERROR(AVERAGEIFS(#REF!;[$Algorithm_Problems_log.$D$2:.$D$10237];[.$A36];[$Algorithm_Problems_log.$B$2:.$B$10237];&quot;Easy&quot;);[.$B3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6];[$Algorithm_Problems_log.$B$2:.$B$10237];&quot;Medium&quot;);[.$C3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6];[$Algorithm_Problems_log.$B$2:.$B$10237];&quot;Hard&quot;);[.$D3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5" calcext:value-type="date">
            <text:p>12/15/2022</text:p>
          </table:table-cell>
          <table:table-cell table:style-name="ce65" table:formula="of:=IFERROR(AVERAGEIFS(#REF!;[$Algorithm_Problems_log.$D$2:.$D$10237];[.$A37];[$Algorithm_Problems_log.$B$2:.$B$10237];&quot;Easy&quot;);[.$B3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7];[$Algorithm_Problems_log.$B$2:.$B$10237];&quot;Medium&quot;);[.$C3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7];[$Algorithm_Problems_log.$B$2:.$B$10237];&quot;Hard&quot;);[.$D3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4" calcext:value-type="date">
            <text:p>12/14/2022</text:p>
          </table:table-cell>
          <table:table-cell table:style-name="ce65" table:formula="of:=IFERROR(AVERAGEIFS(#REF!;[$Algorithm_Problems_log.$D$2:.$D$10237];[.$A38];[$Algorithm_Problems_log.$B$2:.$B$10237];&quot;Easy&quot;);[.$B3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8];[$Algorithm_Problems_log.$B$2:.$B$10237];&quot;Medium&quot;);[.$C3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8];[$Algorithm_Problems_log.$B$2:.$B$10237];&quot;Hard&quot;);[.$D3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3" calcext:value-type="date">
            <text:p>12/13/2022</text:p>
          </table:table-cell>
          <table:table-cell table:style-name="ce65" table:formula="of:=IFERROR(AVERAGEIFS(#REF!;[$Algorithm_Problems_log.$D$2:.$D$10237];[.$A39];[$Algorithm_Problems_log.$B$2:.$B$10237];&quot;Easy&quot;);[.$B4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9];[$Algorithm_Problems_log.$B$2:.$B$10237];&quot;Medium&quot;);[.$C4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9];[$Algorithm_Problems_log.$B$2:.$B$10237];&quot;Hard&quot;);[.$D4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2" calcext:value-type="date">
            <text:p>12/12/2022</text:p>
          </table:table-cell>
          <table:table-cell table:style-name="ce65" table:formula="of:=IFERROR(AVERAGEIFS(#REF!;[$Algorithm_Problems_log.$D$2:.$D$10237];[.$A40];[$Algorithm_Problems_log.$B$2:.$B$10237];&quot;Easy&quot;);[.$B4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0];[$Algorithm_Problems_log.$B$2:.$B$10237];&quot;Medium&quot;);[.$C4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0];[$Algorithm_Problems_log.$B$2:.$B$10237];&quot;Hard&quot;);[.$D4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1" calcext:value-type="date">
            <text:p>12/11/2022</text:p>
          </table:table-cell>
          <table:table-cell table:style-name="ce65" table:formula="of:=IFERROR(AVERAGEIFS(#REF!;[$Algorithm_Problems_log.$D$2:.$D$10237];[.$A41];[$Algorithm_Problems_log.$B$2:.$B$10237];&quot;Easy&quot;);[.$B4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1];[$Algorithm_Problems_log.$B$2:.$B$10237];&quot;Medium&quot;);[.$C4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1];[$Algorithm_Problems_log.$B$2:.$B$10237];&quot;Hard&quot;);[.$D4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10" calcext:value-type="date">
            <text:p>12/10/2022</text:p>
          </table:table-cell>
          <table:table-cell table:style-name="ce65" table:formula="of:=IFERROR(AVERAGEIFS(#REF!;[$Algorithm_Problems_log.$D$2:.$D$10237];[.$A42];[$Algorithm_Problems_log.$B$2:.$B$10237];&quot;Easy&quot;);[.$B4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2];[$Algorithm_Problems_log.$B$2:.$B$10237];&quot;Medium&quot;);[.$C4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2];[$Algorithm_Problems_log.$B$2:.$B$10237];&quot;Hard&quot;);[.$D4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9" calcext:value-type="date">
            <text:p>12/09/2022</text:p>
          </table:table-cell>
          <table:table-cell table:style-name="ce65" table:formula="of:=IFERROR(AVERAGEIFS(#REF!;[$Algorithm_Problems_log.$D$2:.$D$10237];[.$A43];[$Algorithm_Problems_log.$B$2:.$B$10237];&quot;Easy&quot;);[.$B4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3];[$Algorithm_Problems_log.$B$2:.$B$10237];&quot;Medium&quot;);[.$C4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3];[$Algorithm_Problems_log.$B$2:.$B$10237];&quot;Hard&quot;);[.$D4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8" calcext:value-type="date">
            <text:p>12/08/2022</text:p>
          </table:table-cell>
          <table:table-cell table:style-name="ce65" table:formula="of:=IFERROR(AVERAGEIFS(#REF!;[$Algorithm_Problems_log.$D$2:.$D$10237];[.$A44];[$Algorithm_Problems_log.$B$2:.$B$10237];&quot;Easy&quot;);[.$B4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4];[$Algorithm_Problems_log.$B$2:.$B$10237];&quot;Medium&quot;);[.$C4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4];[$Algorithm_Problems_log.$B$2:.$B$10237];&quot;Hard&quot;);[.$D4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7" calcext:value-type="date">
            <text:p>12/07/2022</text:p>
          </table:table-cell>
          <table:table-cell table:style-name="ce65" table:formula="of:=IFERROR(AVERAGEIFS(#REF!;[$Algorithm_Problems_log.$D$2:.$D$10237];[.$A45];[$Algorithm_Problems_log.$B$2:.$B$10237];&quot;Easy&quot;);[.$B4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5];[$Algorithm_Problems_log.$B$2:.$B$10237];&quot;Medium&quot;);[.$C4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5];[$Algorithm_Problems_log.$B$2:.$B$10237];&quot;Hard&quot;);[.$D4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6" calcext:value-type="date">
            <text:p>12/06/2022</text:p>
          </table:table-cell>
          <table:table-cell table:style-name="ce65" table:formula="of:=IFERROR(AVERAGEIFS(#REF!;[$Algorithm_Problems_log.$D$2:.$D$10237];[.$A46];[$Algorithm_Problems_log.$B$2:.$B$10237];&quot;Easy&quot;);[.$B4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6];[$Algorithm_Problems_log.$B$2:.$B$10237];&quot;Medium&quot;);[.$C4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6];[$Algorithm_Problems_log.$B$2:.$B$10237];&quot;Hard&quot;);[.$D4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5" calcext:value-type="date">
            <text:p>12/05/2022</text:p>
          </table:table-cell>
          <table:table-cell table:style-name="ce65" table:formula="of:=IFERROR(AVERAGEIFS(#REF!;[$Algorithm_Problems_log.$D$2:.$D$10237];[.$A47];[$Algorithm_Problems_log.$B$2:.$B$10237];&quot;Easy&quot;);[.$B4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7];[$Algorithm_Problems_log.$B$2:.$B$10237];&quot;Medium&quot;);[.$C4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7];[$Algorithm_Problems_log.$B$2:.$B$10237];&quot;Hard&quot;);[.$D4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4" calcext:value-type="date">
            <text:p>12/04/2022</text:p>
          </table:table-cell>
          <table:table-cell table:style-name="ce65" table:formula="of:=IFERROR(AVERAGEIFS(#REF!;[$Algorithm_Problems_log.$D$2:.$D$10237];[.$A48];[$Algorithm_Problems_log.$B$2:.$B$10237];&quot;Easy&quot;);[.$B4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8];[$Algorithm_Problems_log.$B$2:.$B$10237];&quot;Medium&quot;);[.$C4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8];[$Algorithm_Problems_log.$B$2:.$B$10237];&quot;Hard&quot;);[.$D4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3" calcext:value-type="date">
            <text:p>12/03/2022</text:p>
          </table:table-cell>
          <table:table-cell table:style-name="ce65" table:formula="of:=IFERROR(AVERAGEIFS(#REF!;[$Algorithm_Problems_log.$D$2:.$D$10237];[.$A49];[$Algorithm_Problems_log.$B$2:.$B$10237];&quot;Easy&quot;);[.$B5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9];[$Algorithm_Problems_log.$B$2:.$B$10237];&quot;Medium&quot;);[.$C5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9];[$Algorithm_Problems_log.$B$2:.$B$10237];&quot;Hard&quot;);[.$D5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2" calcext:value-type="date">
            <text:p>12/02/2022</text:p>
          </table:table-cell>
          <table:table-cell table:style-name="ce65" table:formula="of:=IFERROR(AVERAGEIFS(#REF!;[$Algorithm_Problems_log.$D$2:.$D$10237];[.$A50];[$Algorithm_Problems_log.$B$2:.$B$10237];&quot;Easy&quot;);[.$B5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0];[$Algorithm_Problems_log.$B$2:.$B$10237];&quot;Medium&quot;);[.$C5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0];[$Algorithm_Problems_log.$B$2:.$B$10237];&quot;Hard&quot;);[.$D5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2-01" calcext:value-type="date">
            <text:p>12/01/2022</text:p>
          </table:table-cell>
          <table:table-cell table:style-name="ce65" table:formula="of:=IFERROR(AVERAGEIFS(#REF!;[$Algorithm_Problems_log.$D$2:.$D$10237];[.$A51];[$Algorithm_Problems_log.$B$2:.$B$10237];&quot;Easy&quot;);[.$B5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1];[$Algorithm_Problems_log.$B$2:.$B$10237];&quot;Medium&quot;);[.$C5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1];[$Algorithm_Problems_log.$B$2:.$B$10237];&quot;Hard&quot;);[.$D5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30" calcext:value-type="date">
            <text:p>11/30/2022</text:p>
          </table:table-cell>
          <table:table-cell table:style-name="ce65" table:formula="of:=IFERROR(AVERAGEIFS(#REF!;[$Algorithm_Problems_log.$D$2:.$D$10237];[.$A52];[$Algorithm_Problems_log.$B$2:.$B$10237];&quot;Easy&quot;);[.$B5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2];[$Algorithm_Problems_log.$B$2:.$B$10237];&quot;Medium&quot;);[.$C5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2];[$Algorithm_Problems_log.$B$2:.$B$10237];&quot;Hard&quot;);[.$D5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9" calcext:value-type="date">
            <text:p>11/29/2022</text:p>
          </table:table-cell>
          <table:table-cell table:style-name="ce65" table:formula="of:=IFERROR(AVERAGEIFS(#REF!;[$Algorithm_Problems_log.$D$2:.$D$10237];[.$A53];[$Algorithm_Problems_log.$B$2:.$B$10237];&quot;Easy&quot;);[.$B5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3];[$Algorithm_Problems_log.$B$2:.$B$10237];&quot;Medium&quot;);[.$C5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3];[$Algorithm_Problems_log.$B$2:.$B$10237];&quot;Hard&quot;);[.$D5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8" calcext:value-type="date">
            <text:p>11/28/2022</text:p>
          </table:table-cell>
          <table:table-cell table:style-name="ce65" table:formula="of:=IFERROR(AVERAGEIFS(#REF!;[$Algorithm_Problems_log.$D$2:.$D$10237];[.$A54];[$Algorithm_Problems_log.$B$2:.$B$10237];&quot;Easy&quot;);[.$B5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4];[$Algorithm_Problems_log.$B$2:.$B$10237];&quot;Medium&quot;);[.$C5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4];[$Algorithm_Problems_log.$B$2:.$B$10237];&quot;Hard&quot;);[.$D5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7" calcext:value-type="date">
            <text:p>11/27/2022</text:p>
          </table:table-cell>
          <table:table-cell table:style-name="ce65" table:formula="of:=IFERROR(AVERAGEIFS(#REF!;[$Algorithm_Problems_log.$D$2:.$D$10237];[.$A55];[$Algorithm_Problems_log.$B$2:.$B$10237];&quot;Easy&quot;);[.$B5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5];[$Algorithm_Problems_log.$B$2:.$B$10237];&quot;Medium&quot;);[.$C5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5];[$Algorithm_Problems_log.$B$2:.$B$10237];&quot;Hard&quot;);[.$D5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6" calcext:value-type="date">
            <text:p>11/26/2022</text:p>
          </table:table-cell>
          <table:table-cell table:style-name="ce65" table:formula="of:=IFERROR(AVERAGEIFS(#REF!;[$Algorithm_Problems_log.$D$2:.$D$10237];[.$A56];[$Algorithm_Problems_log.$B$2:.$B$10237];&quot;Easy&quot;);[.$B5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6];[$Algorithm_Problems_log.$B$2:.$B$10237];&quot;Medium&quot;);[.$C5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6];[$Algorithm_Problems_log.$B$2:.$B$10237];&quot;Hard&quot;);[.$D5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5" calcext:value-type="date">
            <text:p>11/25/2022</text:p>
          </table:table-cell>
          <table:table-cell table:style-name="ce65" table:formula="of:=IFERROR(AVERAGEIFS(#REF!;[$Algorithm_Problems_log.$D$2:.$D$10237];[.$A57];[$Algorithm_Problems_log.$B$2:.$B$10237];&quot;Easy&quot;);[.$B5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7];[$Algorithm_Problems_log.$B$2:.$B$10237];&quot;Medium&quot;);[.$C5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7];[$Algorithm_Problems_log.$B$2:.$B$10237];&quot;Hard&quot;);[.$D5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4" calcext:value-type="date">
            <text:p>11/24/2022</text:p>
          </table:table-cell>
          <table:table-cell table:style-name="ce65" table:formula="of:=IFERROR(AVERAGEIFS(#REF!;[$Algorithm_Problems_log.$D$2:.$D$10237];[.$A58];[$Algorithm_Problems_log.$B$2:.$B$10237];&quot;Easy&quot;);[.$B5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8];[$Algorithm_Problems_log.$B$2:.$B$10237];&quot;Medium&quot;);[.$C5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8];[$Algorithm_Problems_log.$B$2:.$B$10237];&quot;Hard&quot;);[.$D5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3" calcext:value-type="date">
            <text:p>11/23/2022</text:p>
          </table:table-cell>
          <table:table-cell table:style-name="ce65" table:formula="of:=IFERROR(AVERAGEIFS(#REF!;[$Algorithm_Problems_log.$D$2:.$D$10237];[.$A59];[$Algorithm_Problems_log.$B$2:.$B$10237];&quot;Easy&quot;);[.$B6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9];[$Algorithm_Problems_log.$B$2:.$B$10237];&quot;Medium&quot;);[.$C6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9];[$Algorithm_Problems_log.$B$2:.$B$10237];&quot;Hard&quot;);[.$D6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2" calcext:value-type="date">
            <text:p>11/22/2022</text:p>
          </table:table-cell>
          <table:table-cell table:style-name="ce65" table:formula="of:=IFERROR(AVERAGEIFS(#REF!;[$Algorithm_Problems_log.$D$2:.$D$10237];[.$A60];[$Algorithm_Problems_log.$B$2:.$B$10237];&quot;Easy&quot;);[.$B6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0];[$Algorithm_Problems_log.$B$2:.$B$10237];&quot;Medium&quot;);[.$C6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0];[$Algorithm_Problems_log.$B$2:.$B$10237];&quot;Hard&quot;);[.$D6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1" calcext:value-type="date">
            <text:p>11/21/2022</text:p>
          </table:table-cell>
          <table:table-cell table:style-name="ce65" table:formula="of:=IFERROR(AVERAGEIFS(#REF!;[$Algorithm_Problems_log.$D$2:.$D$10237];[.$A61];[$Algorithm_Problems_log.$B$2:.$B$10237];&quot;Easy&quot;);[.$B6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1];[$Algorithm_Problems_log.$B$2:.$B$10237];&quot;Medium&quot;);[.$C6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1];[$Algorithm_Problems_log.$B$2:.$B$10237];&quot;Hard&quot;);[.$D6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20" calcext:value-type="date">
            <text:p>11/20/2022</text:p>
          </table:table-cell>
          <table:table-cell table:style-name="ce65" table:formula="of:=IFERROR(AVERAGEIFS(#REF!;[$Algorithm_Problems_log.$D$2:.$D$10237];[.$A62];[$Algorithm_Problems_log.$B$2:.$B$10237];&quot;Easy&quot;);[.$B6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2];[$Algorithm_Problems_log.$B$2:.$B$10237];&quot;Medium&quot;);[.$C6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2];[$Algorithm_Problems_log.$B$2:.$B$10237];&quot;Hard&quot;);[.$D6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9" calcext:value-type="date">
            <text:p>11/19/2022</text:p>
          </table:table-cell>
          <table:table-cell table:style-name="ce65" table:formula="of:=IFERROR(AVERAGEIFS(#REF!;[$Algorithm_Problems_log.$D$2:.$D$10237];[.$A63];[$Algorithm_Problems_log.$B$2:.$B$10237];&quot;Easy&quot;);[.$B6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3];[$Algorithm_Problems_log.$B$2:.$B$10237];&quot;Medium&quot;);[.$C6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3];[$Algorithm_Problems_log.$B$2:.$B$10237];&quot;Hard&quot;);[.$D6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8" calcext:value-type="date">
            <text:p>11/18/2022</text:p>
          </table:table-cell>
          <table:table-cell table:style-name="ce65" table:formula="of:=IFERROR(AVERAGEIFS(#REF!;[$Algorithm_Problems_log.$D$2:.$D$10237];[.$A64];[$Algorithm_Problems_log.$B$2:.$B$10237];&quot;Easy&quot;);[.$B6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4];[$Algorithm_Problems_log.$B$2:.$B$10237];&quot;Medium&quot;);[.$C6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4];[$Algorithm_Problems_log.$B$2:.$B$10237];&quot;Hard&quot;);[.$D6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7" calcext:value-type="date">
            <text:p>11/17/2022</text:p>
          </table:table-cell>
          <table:table-cell table:style-name="ce65" table:formula="of:=IFERROR(AVERAGEIFS(#REF!;[$Algorithm_Problems_log.$D$2:.$D$10237];[.$A65];[$Algorithm_Problems_log.$B$2:.$B$10237];&quot;Easy&quot;);[.$B6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5];[$Algorithm_Problems_log.$B$2:.$B$10237];&quot;Medium&quot;);[.$C6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5];[$Algorithm_Problems_log.$B$2:.$B$10237];&quot;Hard&quot;);[.$D6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6" calcext:value-type="date">
            <text:p>11/16/2022</text:p>
          </table:table-cell>
          <table:table-cell table:style-name="ce65" table:formula="of:=IFERROR(AVERAGEIFS(#REF!;[$Algorithm_Problems_log.$D$2:.$D$10237];[.$A66];[$Algorithm_Problems_log.$B$2:.$B$10237];&quot;Easy&quot;);[.$B6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6];[$Algorithm_Problems_log.$B$2:.$B$10237];&quot;Medium&quot;);[.$C6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6];[$Algorithm_Problems_log.$B$2:.$B$10237];&quot;Hard&quot;);[.$D6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5" calcext:value-type="date">
            <text:p>11/15/2022</text:p>
          </table:table-cell>
          <table:table-cell table:style-name="ce65" table:formula="of:=IFERROR(AVERAGEIFS(#REF!;[$Algorithm_Problems_log.$D$2:.$D$10237];[.$A67];[$Algorithm_Problems_log.$B$2:.$B$10237];&quot;Easy&quot;);[.$B6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7];[$Algorithm_Problems_log.$B$2:.$B$10237];&quot;Medium&quot;);[.$C6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7];[$Algorithm_Problems_log.$B$2:.$B$10237];&quot;Hard&quot;);[.$D6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4" calcext:value-type="date">
            <text:p>11/14/2022</text:p>
          </table:table-cell>
          <table:table-cell table:style-name="ce65" table:formula="of:=IFERROR(AVERAGEIFS(#REF!;[$Algorithm_Problems_log.$D$2:.$D$10237];[.$A68];[$Algorithm_Problems_log.$B$2:.$B$10237];&quot;Easy&quot;);[.$B6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8];[$Algorithm_Problems_log.$B$2:.$B$10237];&quot;Medium&quot;);[.$C6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8];[$Algorithm_Problems_log.$B$2:.$B$10237];&quot;Hard&quot;);[.$D6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3" calcext:value-type="date">
            <text:p>11/13/2022</text:p>
          </table:table-cell>
          <table:table-cell table:style-name="ce65" table:formula="of:=IFERROR(AVERAGEIFS(#REF!;[$Algorithm_Problems_log.$D$2:.$D$10237];[.$A69];[$Algorithm_Problems_log.$B$2:.$B$10237];&quot;Easy&quot;);[.$B7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9];[$Algorithm_Problems_log.$B$2:.$B$10237];&quot;Medium&quot;);[.$C7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9];[$Algorithm_Problems_log.$B$2:.$B$10237];&quot;Hard&quot;);[.$D7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2" calcext:value-type="date">
            <text:p>11/12/2022</text:p>
          </table:table-cell>
          <table:table-cell table:style-name="ce65" table:formula="of:=IFERROR(AVERAGEIFS(#REF!;[$Algorithm_Problems_log.$D$2:.$D$10237];[.$A70];[$Algorithm_Problems_log.$B$2:.$B$10237];&quot;Easy&quot;);[.$B7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0];[$Algorithm_Problems_log.$B$2:.$B$10237];&quot;Medium&quot;);[.$C7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0];[$Algorithm_Problems_log.$B$2:.$B$10237];&quot;Hard&quot;);[.$D7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1" calcext:value-type="date">
            <text:p>11/11/2022</text:p>
          </table:table-cell>
          <table:table-cell table:style-name="ce65" table:formula="of:=IFERROR(AVERAGEIFS(#REF!;[$Algorithm_Problems_log.$D$2:.$D$10237];[.$A71];[$Algorithm_Problems_log.$B$2:.$B$10237];&quot;Easy&quot;);[.$B7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1];[$Algorithm_Problems_log.$B$2:.$B$10237];&quot;Medium&quot;);[.$C7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1];[$Algorithm_Problems_log.$B$2:.$B$10237];&quot;Hard&quot;);[.$D7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10" calcext:value-type="date">
            <text:p>11/10/2022</text:p>
          </table:table-cell>
          <table:table-cell table:style-name="ce65" table:formula="of:=IFERROR(AVERAGEIFS(#REF!;[$Algorithm_Problems_log.$D$2:.$D$10237];[.$A72];[$Algorithm_Problems_log.$B$2:.$B$10237];&quot;Easy&quot;);[.$B7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2];[$Algorithm_Problems_log.$B$2:.$B$10237];&quot;Medium&quot;);[.$C7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2];[$Algorithm_Problems_log.$B$2:.$B$10237];&quot;Hard&quot;);[.$D7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9" calcext:value-type="date">
            <text:p>11/09/2022</text:p>
          </table:table-cell>
          <table:table-cell table:style-name="ce65" table:formula="of:=IFERROR(AVERAGEIFS(#REF!;[$Algorithm_Problems_log.$D$2:.$D$10237];[.$A73];[$Algorithm_Problems_log.$B$2:.$B$10237];&quot;Easy&quot;);[.$B7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3];[$Algorithm_Problems_log.$B$2:.$B$10237];&quot;Medium&quot;);[.$C7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3];[$Algorithm_Problems_log.$B$2:.$B$10237];&quot;Hard&quot;);[.$D7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8" calcext:value-type="date">
            <text:p>11/08/2022</text:p>
          </table:table-cell>
          <table:table-cell table:style-name="ce65" table:formula="of:=IFERROR(AVERAGEIFS(#REF!;[$Algorithm_Problems_log.$D$2:.$D$10237];[.$A74];[$Algorithm_Problems_log.$B$2:.$B$10237];&quot;Easy&quot;);[.$B7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4];[$Algorithm_Problems_log.$B$2:.$B$10237];&quot;Medium&quot;);[.$C7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4];[$Algorithm_Problems_log.$B$2:.$B$10237];&quot;Hard&quot;);[.$D7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7" calcext:value-type="date">
            <text:p>11/07/2022</text:p>
          </table:table-cell>
          <table:table-cell table:style-name="ce65" table:formula="of:=IFERROR(AVERAGEIFS(#REF!;[$Algorithm_Problems_log.$D$2:.$D$10237];[.$A75];[$Algorithm_Problems_log.$B$2:.$B$10237];&quot;Easy&quot;);[.$B7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5];[$Algorithm_Problems_log.$B$2:.$B$10237];&quot;Medium&quot;);[.$C7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5];[$Algorithm_Problems_log.$B$2:.$B$10237];&quot;Hard&quot;);[.$D7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6" calcext:value-type="date">
            <text:p>11/06/2022</text:p>
          </table:table-cell>
          <table:table-cell table:style-name="ce65" table:formula="of:=IFERROR(AVERAGEIFS(#REF!;[$Algorithm_Problems_log.$D$2:.$D$10237];[.$A76];[$Algorithm_Problems_log.$B$2:.$B$10237];&quot;Easy&quot;);[.$B7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6];[$Algorithm_Problems_log.$B$2:.$B$10237];&quot;Medium&quot;);[.$C7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6];[$Algorithm_Problems_log.$B$2:.$B$10237];&quot;Hard&quot;);[.$D7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5" calcext:value-type="date">
            <text:p>11/05/2022</text:p>
          </table:table-cell>
          <table:table-cell table:style-name="ce65" table:formula="of:=IFERROR(AVERAGEIFS(#REF!;[$Algorithm_Problems_log.$D$2:.$D$10237];[.$A77];[$Algorithm_Problems_log.$B$2:.$B$10237];&quot;Easy&quot;);[.$B7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7];[$Algorithm_Problems_log.$B$2:.$B$10237];&quot;Medium&quot;);[.$C7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7];[$Algorithm_Problems_log.$B$2:.$B$10237];&quot;Hard&quot;);[.$D7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4" calcext:value-type="date">
            <text:p>11/04/2022</text:p>
          </table:table-cell>
          <table:table-cell table:style-name="ce65" table:formula="of:=IFERROR(AVERAGEIFS(#REF!;[$Algorithm_Problems_log.$D$2:.$D$10237];[.$A78];[$Algorithm_Problems_log.$B$2:.$B$10237];&quot;Easy&quot;);[.$B7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8];[$Algorithm_Problems_log.$B$2:.$B$10237];&quot;Medium&quot;);[.$C7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8];[$Algorithm_Problems_log.$B$2:.$B$10237];&quot;Hard&quot;);[.$D7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3" calcext:value-type="date">
            <text:p>11/03/2022</text:p>
          </table:table-cell>
          <table:table-cell table:style-name="ce65" table:formula="of:=IFERROR(AVERAGEIFS(#REF!;[$Algorithm_Problems_log.$D$2:.$D$10237];[.$A79];[$Algorithm_Problems_log.$B$2:.$B$10237];&quot;Easy&quot;);[.$B8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9];[$Algorithm_Problems_log.$B$2:.$B$10237];&quot;Medium&quot;);[.$C8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9];[$Algorithm_Problems_log.$B$2:.$B$10237];&quot;Hard&quot;);[.$D8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2" calcext:value-type="date">
            <text:p>11/02/2022</text:p>
          </table:table-cell>
          <table:table-cell table:style-name="ce65" table:formula="of:=IFERROR(AVERAGEIFS(#REF!;[$Algorithm_Problems_log.$D$2:.$D$10237];[.$A80];[$Algorithm_Problems_log.$B$2:.$B$10237];&quot;Easy&quot;);[.$B8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0];[$Algorithm_Problems_log.$B$2:.$B$10237];&quot;Medium&quot;);[.$C8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0];[$Algorithm_Problems_log.$B$2:.$B$10237];&quot;Hard&quot;);[.$D8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1-01" calcext:value-type="date">
            <text:p>11/01/2022</text:p>
          </table:table-cell>
          <table:table-cell table:style-name="ce65" table:formula="of:=IFERROR(AVERAGEIFS(#REF!;[$Algorithm_Problems_log.$D$2:.$D$10237];[.$A81];[$Algorithm_Problems_log.$B$2:.$B$10237];&quot;Easy&quot;);[.$B8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1];[$Algorithm_Problems_log.$B$2:.$B$10237];&quot;Medium&quot;);[.$C8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1];[$Algorithm_Problems_log.$B$2:.$B$10237];&quot;Hard&quot;);[.$D8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31" calcext:value-type="date">
            <text:p>10/31/2022</text:p>
          </table:table-cell>
          <table:table-cell table:style-name="ce65" table:formula="of:=IFERROR(AVERAGEIFS(#REF!;[$Algorithm_Problems_log.$D$2:.$D$10237];[.$A82];[$Algorithm_Problems_log.$B$2:.$B$10237];&quot;Easy&quot;);[.$B8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2];[$Algorithm_Problems_log.$B$2:.$B$10237];&quot;Medium&quot;);[.$C8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2];[$Algorithm_Problems_log.$B$2:.$B$10237];&quot;Hard&quot;);[.$D8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30" calcext:value-type="date">
            <text:p>10/30/2022</text:p>
          </table:table-cell>
          <table:table-cell table:style-name="ce65" table:formula="of:=IFERROR(AVERAGEIFS(#REF!;[$Algorithm_Problems_log.$D$2:.$D$10237];[.$A83];[$Algorithm_Problems_log.$B$2:.$B$10237];&quot;Easy&quot;);[.$B8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3];[$Algorithm_Problems_log.$B$2:.$B$10237];&quot;Medium&quot;);[.$C8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3];[$Algorithm_Problems_log.$B$2:.$B$10237];&quot;Hard&quot;);[.$D8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9" calcext:value-type="date">
            <text:p>10/29/2022</text:p>
          </table:table-cell>
          <table:table-cell table:style-name="ce65" table:formula="of:=IFERROR(AVERAGEIFS(#REF!;[$Algorithm_Problems_log.$D$2:.$D$10237];[.$A84];[$Algorithm_Problems_log.$B$2:.$B$10237];&quot;Easy&quot;);[.$B8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4];[$Algorithm_Problems_log.$B$2:.$B$10237];&quot;Medium&quot;);[.$C8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4];[$Algorithm_Problems_log.$B$2:.$B$10237];&quot;Hard&quot;);[.$D8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8" calcext:value-type="date">
            <text:p>10/28/2022</text:p>
          </table:table-cell>
          <table:table-cell table:style-name="ce65" table:formula="of:=IFERROR(AVERAGEIFS(#REF!;[$Algorithm_Problems_log.$D$2:.$D$10237];[.$A85];[$Algorithm_Problems_log.$B$2:.$B$10237];&quot;Easy&quot;);[.$B8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5];[$Algorithm_Problems_log.$B$2:.$B$10237];&quot;Medium&quot;);[.$C8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7" calcext:value-type="date">
            <text:p>10/27/2022</text:p>
          </table:table-cell>
          <table:table-cell table:style-name="ce65" table:formula="of:=IFERROR(AVERAGEIFS(#REF!;[$Algorithm_Problems_log.$D$2:.$D$10237];[.$A86];[$Algorithm_Problems_log.$B$2:.$B$10237];&quot;Easy&quot;);[.$B8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6];[$Algorithm_Problems_log.$B$2:.$B$10237];&quot;Medium&quot;);[.$C8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6" calcext:value-type="date">
            <text:p>10/26/2022</text:p>
          </table:table-cell>
          <table:table-cell table:style-name="ce65" table:formula="of:=IFERROR(AVERAGEIFS(#REF!;[$Algorithm_Problems_log.$D$2:.$D$10237];[.$A87];[$Algorithm_Problems_log.$B$2:.$B$10237];&quot;Easy&quot;);[.$B8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7];[$Algorithm_Problems_log.$B$2:.$B$10237];&quot;Medium&quot;);[.$C8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5" calcext:value-type="date">
            <text:p>10/25/2022</text:p>
          </table:table-cell>
          <table:table-cell table:style-name="ce65" table:formula="of:=IFERROR(AVERAGEIFS(#REF!;[$Algorithm_Problems_log.$D$2:.$D$10237];[.$A88];[$Algorithm_Problems_log.$B$2:.$B$10237];&quot;Easy&quot;);[.$B8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8];[$Algorithm_Problems_log.$B$2:.$B$10237];&quot;Medium&quot;);[.$C8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4" calcext:value-type="date">
            <text:p>10/24/2022</text:p>
          </table:table-cell>
          <table:table-cell table:style-name="ce65" table:formula="of:=IFERROR(AVERAGEIFS(#REF!;[$Algorithm_Problems_log.$D$2:.$D$10237];[.$A89];[$Algorithm_Problems_log.$B$2:.$B$10237];&quot;Easy&quot;);[.$B9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9];[$Algorithm_Problems_log.$B$2:.$B$10237];&quot;Medium&quot;);[.$C9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9];[$Algorithm_Problems_log.$B$2:.$B$10237];&quot;Hard&quot;);[.$D9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3" calcext:value-type="date">
            <text:p>10/23/2022</text:p>
          </table:table-cell>
          <table:table-cell table:style-name="ce65" table:formula="of:=IFERROR(AVERAGEIFS(#REF!;[$Algorithm_Problems_log.$D$2:.$D$10237];[.$A90];[$Algorithm_Problems_log.$B$2:.$B$10237];&quot;Easy&quot;);[.$B9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0];[$Algorithm_Problems_log.$B$2:.$B$10237];&quot;Medium&quot;);[.$C9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0];[$Algorithm_Problems_log.$B$2:.$B$10237];&quot;Hard&quot;);[.$D9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2" calcext:value-type="date">
            <text:p>10/22/2022</text:p>
          </table:table-cell>
          <table:table-cell table:style-name="ce65" table:formula="of:=IFERROR(AVERAGEIFS(#REF!;[$Algorithm_Problems_log.$D$2:.$D$10237];[.$A91];[$Algorithm_Problems_log.$B$2:.$B$10237];&quot;Easy&quot;);[.$B9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1];[$Algorithm_Problems_log.$B$2:.$B$10237];&quot;Medium&quot;);[.$C9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1];[$Algorithm_Problems_log.$B$2:.$B$10237];&quot;Hard&quot;);[.$D9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1" calcext:value-type="date">
            <text:p>10/21/2022</text:p>
          </table:table-cell>
          <table:table-cell table:style-name="ce65" table:formula="of:=IFERROR(AVERAGEIFS(#REF!;[$Algorithm_Problems_log.$D$2:.$D$10237];[.$A92];[$Algorithm_Problems_log.$B$2:.$B$10237];&quot;Easy&quot;);[.$B9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2];[$Algorithm_Problems_log.$B$2:.$B$10237];&quot;Medium&quot;);[.$C9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2];[$Algorithm_Problems_log.$B$2:.$B$10237];&quot;Hard&quot;);[.$D9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20" calcext:value-type="date">
            <text:p>10/20/2022</text:p>
          </table:table-cell>
          <table:table-cell table:style-name="ce65" table:formula="of:=IFERROR(AVERAGEIFS(#REF!;[$Algorithm_Problems_log.$D$2:.$D$10237];[.$A93];[$Algorithm_Problems_log.$B$2:.$B$10237];&quot;Easy&quot;);[.$B9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3];[$Algorithm_Problems_log.$B$2:.$B$10237];&quot;Medium&quot;);[.$C9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3];[$Algorithm_Problems_log.$B$2:.$B$10237];&quot;Hard&quot;);[.$D9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9" calcext:value-type="date">
            <text:p>10/19/2022</text:p>
          </table:table-cell>
          <table:table-cell table:style-name="ce65" table:formula="of:=IFERROR(AVERAGEIFS(#REF!;[$Algorithm_Problems_log.$D$2:.$D$10237];[.$A94];[$Algorithm_Problems_log.$B$2:.$B$10237];&quot;Easy&quot;);[.$B9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4];[$Algorithm_Problems_log.$B$2:.$B$10237];&quot;Medium&quot;);[.$C9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4];[$Algorithm_Problems_log.$B$2:.$B$10237];&quot;Hard&quot;);[.$D9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8" calcext:value-type="date">
            <text:p>10/18/2022</text:p>
          </table:table-cell>
          <table:table-cell table:style-name="ce65" table:formula="of:=IFERROR(AVERAGEIFS(#REF!;[$Algorithm_Problems_log.$D$2:.$D$10237];[.$A95];[$Algorithm_Problems_log.$B$2:.$B$10237];&quot;Easy&quot;);[.$B9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5];[$Algorithm_Problems_log.$B$2:.$B$10237];&quot;Medium&quot;);[.$C9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5];[$Algorithm_Problems_log.$B$2:.$B$10237];&quot;Hard&quot;);[.$D9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7" calcext:value-type="date">
            <text:p>10/17/2022</text:p>
          </table:table-cell>
          <table:table-cell table:style-name="ce65" table:formula="of:=IFERROR(AVERAGEIFS(#REF!;[$Algorithm_Problems_log.$D$2:.$D$10237];[.$A96];[$Algorithm_Problems_log.$B$2:.$B$10237];&quot;Easy&quot;);[.$B9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6];[$Algorithm_Problems_log.$B$2:.$B$10237];&quot;Medium&quot;);[.$C9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6];[$Algorithm_Problems_log.$B$2:.$B$10237];&quot;Hard&quot;);[.$D9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6" calcext:value-type="date">
            <text:p>10/16/2022</text:p>
          </table:table-cell>
          <table:table-cell table:style-name="ce65" table:formula="of:=IFERROR(AVERAGEIFS(#REF!;[$Algorithm_Problems_log.$D$2:.$D$10237];[.$A97];[$Algorithm_Problems_log.$B$2:.$B$10237];&quot;Easy&quot;);[.$B9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7];[$Algorithm_Problems_log.$B$2:.$B$10237];&quot;Medium&quot;);[.$C9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7];[$Algorithm_Problems_log.$B$2:.$B$10237];&quot;Hard&quot;);[.$D9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5" calcext:value-type="date">
            <text:p>10/15/2022</text:p>
          </table:table-cell>
          <table:table-cell table:style-name="ce65" table:formula="of:=IFERROR(AVERAGEIFS(#REF!;[$Algorithm_Problems_log.$D$2:.$D$10237];[.$A98];[$Algorithm_Problems_log.$B$2:.$B$10237];&quot;Easy&quot;);[.$B9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8];[$Algorithm_Problems_log.$B$2:.$B$10237];&quot;Medium&quot;);[.$C9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8];[$Algorithm_Problems_log.$B$2:.$B$10237];&quot;Hard&quot;);[.$D9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4" calcext:value-type="date">
            <text:p>10/14/2022</text:p>
          </table:table-cell>
          <table:table-cell table:style-name="ce65" table:formula="of:=IFERROR(AVERAGEIFS(#REF!;[$Algorithm_Problems_log.$D$2:.$D$10237];[.$A99];[$Algorithm_Problems_log.$B$2:.$B$10237];&quot;Easy&quot;);[.$B10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9];[$Algorithm_Problems_log.$B$2:.$B$10237];&quot;Medium&quot;);[.$C10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9];[$Algorithm_Problems_log.$B$2:.$B$10237];&quot;Hard&quot;);[.$D10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3" calcext:value-type="date">
            <text:p>10/13/2022</text:p>
          </table:table-cell>
          <table:table-cell table:style-name="ce65" table:formula="of:=IFERROR(AVERAGEIFS(#REF!;[$Algorithm_Problems_log.$D$2:.$D$10237];[.$A100];[$Algorithm_Problems_log.$B$2:.$B$10237];&quot;Easy&quot;);[.$B10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0];[$Algorithm_Problems_log.$B$2:.$B$10237];&quot;Medium&quot;);[.$C10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0];[$Algorithm_Problems_log.$B$2:.$B$10237];&quot;Hard&quot;);[.$D10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2" calcext:value-type="date">
            <text:p>10/12/2022</text:p>
          </table:table-cell>
          <table:table-cell table:style-name="ce65" table:formula="of:=IFERROR(AVERAGEIFS(#REF!;[$Algorithm_Problems_log.$D$2:.$D$10237];[.$A101];[$Algorithm_Problems_log.$B$2:.$B$10237];&quot;Easy&quot;);[.$B10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1];[$Algorithm_Problems_log.$B$2:.$B$10237];&quot;Medium&quot;);[.$C10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1];[$Algorithm_Problems_log.$B$2:.$B$10237];&quot;Hard&quot;);[.$D10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1" calcext:value-type="date">
            <text:p>10/11/2022</text:p>
          </table:table-cell>
          <table:table-cell table:style-name="ce65" table:formula="of:=IFERROR(AVERAGEIFS(#REF!;[$Algorithm_Problems_log.$D$2:.$D$10237];[.$A102];[$Algorithm_Problems_log.$B$2:.$B$10237];&quot;Easy&quot;);[.$B10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2];[$Algorithm_Problems_log.$B$2:.$B$10237];&quot;Medium&quot;);[.$C10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2];[$Algorithm_Problems_log.$B$2:.$B$10237];&quot;Hard&quot;);[.$D10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10" calcext:value-type="date">
            <text:p>10/10/2022</text:p>
          </table:table-cell>
          <table:table-cell table:style-name="ce65" table:formula="of:=IFERROR(AVERAGEIFS(#REF!;[$Algorithm_Problems_log.$D$2:.$D$10237];[.$A103];[$Algorithm_Problems_log.$B$2:.$B$10237];&quot;Easy&quot;);[.$B10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3];[$Algorithm_Problems_log.$B$2:.$B$10237];&quot;Medium&quot;);[.$C10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3];[$Algorithm_Problems_log.$B$2:.$B$10237];&quot;Hard&quot;);[.$D10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9" calcext:value-type="date">
            <text:p>10/09/2022</text:p>
          </table:table-cell>
          <table:table-cell table:style-name="ce65" table:formula="of:=IFERROR(AVERAGEIFS(#REF!;[$Algorithm_Problems_log.$D$2:.$D$10237];[.$A104];[$Algorithm_Problems_log.$B$2:.$B$10237];&quot;Easy&quot;);[.$B10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4];[$Algorithm_Problems_log.$B$2:.$B$10237];&quot;Medium&quot;);[.$C10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4];[$Algorithm_Problems_log.$B$2:.$B$10237];&quot;Hard&quot;);[.$D10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8" calcext:value-type="date">
            <text:p>10/08/2022</text:p>
          </table:table-cell>
          <table:table-cell table:style-name="ce65" table:formula="of:=IFERROR(AVERAGEIFS(#REF!;[$Algorithm_Problems_log.$D$2:.$D$10237];[.$A105];[$Algorithm_Problems_log.$B$2:.$B$10237];&quot;Easy&quot;);[.$B10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5];[$Algorithm_Problems_log.$B$2:.$B$10237];&quot;Medium&quot;);[.$C10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5];[$Algorithm_Problems_log.$B$2:.$B$10237];&quot;Hard&quot;);[.$D10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7" calcext:value-type="date">
            <text:p>10/07/2022</text:p>
          </table:table-cell>
          <table:table-cell table:style-name="ce65" table:formula="of:=IFERROR(AVERAGEIFS(#REF!;[$Algorithm_Problems_log.$D$2:.$D$10237];[.$A106];[$Algorithm_Problems_log.$B$2:.$B$10237];&quot;Easy&quot;);[.$B10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6];[$Algorithm_Problems_log.$B$2:.$B$10237];&quot;Medium&quot;);[.$C10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6];[$Algorithm_Problems_log.$B$2:.$B$10237];&quot;Hard&quot;);[.$D10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6" calcext:value-type="date">
            <text:p>10/06/2022</text:p>
          </table:table-cell>
          <table:table-cell table:style-name="ce65" table:formula="of:=IFERROR(AVERAGEIFS(#REF!;[$Algorithm_Problems_log.$D$2:.$D$10237];[.$A107];[$Algorithm_Problems_log.$B$2:.$B$10237];&quot;Easy&quot;);[.$B10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7];[$Algorithm_Problems_log.$B$2:.$B$10237];&quot;Medium&quot;);[.$C10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7];[$Algorithm_Problems_log.$B$2:.$B$10237];&quot;Hard&quot;);[.$D10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5" calcext:value-type="date">
            <text:p>10/05/2022</text:p>
          </table:table-cell>
          <table:table-cell table:style-name="ce65" table:formula="of:=IFERROR(AVERAGEIFS(#REF!;[$Algorithm_Problems_log.$D$2:.$D$10237];[.$A108];[$Algorithm_Problems_log.$B$2:.$B$10237];&quot;Easy&quot;);[.$B10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8];[$Algorithm_Problems_log.$B$2:.$B$10237];&quot;Medium&quot;);[.$C10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8];[$Algorithm_Problems_log.$B$2:.$B$10237];&quot;Hard&quot;);[.$D10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4" calcext:value-type="date">
            <text:p>10/04/2022</text:p>
          </table:table-cell>
          <table:table-cell table:style-name="ce65" table:formula="of:=IFERROR(AVERAGEIFS(#REF!;[$Algorithm_Problems_log.$D$2:.$D$10237];[.$A109];[$Algorithm_Problems_log.$B$2:.$B$10237];&quot;Easy&quot;);[.$B11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9];[$Algorithm_Problems_log.$B$2:.$B$10237];&quot;Medium&quot;);[.$C11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9];[$Algorithm_Problems_log.$B$2:.$B$10237];&quot;Hard&quot;);[.$D11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3" calcext:value-type="date">
            <text:p>10/03/2022</text:p>
          </table:table-cell>
          <table:table-cell table:style-name="ce65" table:formula="of:=IFERROR(AVERAGEIFS(#REF!;[$Algorithm_Problems_log.$D$2:.$D$10237];[.$A110];[$Algorithm_Problems_log.$B$2:.$B$10237];&quot;Easy&quot;);[.$B11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0];[$Algorithm_Problems_log.$B$2:.$B$10237];&quot;Medium&quot;);[.$C11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2" calcext:value-type="date">
            <text:p>10/02/2022</text:p>
          </table:table-cell>
          <table:table-cell table:style-name="ce65" table:formula="of:=IFERROR(AVERAGEIFS(#REF!;[$Algorithm_Problems_log.$D$2:.$D$10237];[.$A111];[$Algorithm_Problems_log.$B$2:.$B$10237];&quot;Easy&quot;);[.$B11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1];[$Algorithm_Problems_log.$B$2:.$B$10237];&quot;Medium&quot;);[.$C11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10-01" calcext:value-type="date">
            <text:p>10/01/2022</text:p>
          </table:table-cell>
          <table:table-cell table:style-name="ce65" table:formula="of:=IFERROR(AVERAGEIFS(#REF!;[$Algorithm_Problems_log.$D$2:.$D$10237];[.$A112];[$Algorithm_Problems_log.$B$2:.$B$10237];&quot;Easy&quot;);[.$B11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2];[$Algorithm_Problems_log.$B$2:.$B$10237];&quot;Medium&quot;);[.$C11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2];[$Algorithm_Problems_log.$B$2:.$B$10237];&quot;Hard&quot;);[.$D11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30" calcext:value-type="date">
            <text:p>09/30/2022</text:p>
          </table:table-cell>
          <table:table-cell table:style-name="ce65" table:formula="of:=IFERROR(AVERAGEIFS(#REF!;[$Algorithm_Problems_log.$D$2:.$D$10237];[.$A113];[$Algorithm_Problems_log.$B$2:.$B$10237];&quot;Easy&quot;);[.$B11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3];[$Algorithm_Problems_log.$B$2:.$B$10237];&quot;Medium&quot;);[.$C11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3];[$Algorithm_Problems_log.$B$2:.$B$10237];&quot;Hard&quot;);[.$D11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9" calcext:value-type="date">
            <text:p>09/29/2022</text:p>
          </table:table-cell>
          <table:table-cell table:style-name="ce65" table:formula="of:=IFERROR(AVERAGEIFS(#REF!;[$Algorithm_Problems_log.$D$2:.$D$10237];[.$A114];[$Algorithm_Problems_log.$B$2:.$B$10237];&quot;Easy&quot;);[.$B11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4];[$Algorithm_Problems_log.$B$2:.$B$10237];&quot;Medium&quot;);[.$C11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4];[$Algorithm_Problems_log.$B$2:.$B$10237];&quot;Hard&quot;);[.$D11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8" calcext:value-type="date">
            <text:p>09/28/2022</text:p>
          </table:table-cell>
          <table:table-cell table:style-name="ce65" table:formula="of:=IFERROR(AVERAGEIFS(#REF!;[$Algorithm_Problems_log.$D$2:.$D$10237];[.$A115];[$Algorithm_Problems_log.$B$2:.$B$10237];&quot;Easy&quot;);[.$B11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5];[$Algorithm_Problems_log.$B$2:.$B$10237];&quot;Medium&quot;);[.$C11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5];[$Algorithm_Problems_log.$B$2:.$B$10237];&quot;Hard&quot;);[.$D11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7" calcext:value-type="date">
            <text:p>09/27/2022</text:p>
          </table:table-cell>
          <table:table-cell table:style-name="ce65" table:formula="of:=IFERROR(AVERAGEIFS(#REF!;[$Algorithm_Problems_log.$D$2:.$D$10237];[.$A116];[$Algorithm_Problems_log.$B$2:.$B$10237];&quot;Easy&quot;);[.$B11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6];[$Algorithm_Problems_log.$B$2:.$B$10237];&quot;Medium&quot;);[.$C11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6];[$Algorithm_Problems_log.$B$2:.$B$10237];&quot;Hard&quot;);[.$D11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6" calcext:value-type="date">
            <text:p>09/26/2022</text:p>
          </table:table-cell>
          <table:table-cell table:style-name="ce65" table:formula="of:=IFERROR(AVERAGEIFS(#REF!;[$Algorithm_Problems_log.$D$2:.$D$10237];[.$A117];[$Algorithm_Problems_log.$B$2:.$B$10237];&quot;Easy&quot;);[.$B11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7];[$Algorithm_Problems_log.$B$2:.$B$10237];&quot;Medium&quot;);[.$C11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7];[$Algorithm_Problems_log.$B$2:.$B$10237];&quot;Hard&quot;);[.$D11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5" calcext:value-type="date">
            <text:p>09/25/2022</text:p>
          </table:table-cell>
          <table:table-cell table:style-name="ce65" table:formula="of:=IFERROR(AVERAGEIFS(#REF!;[$Algorithm_Problems_log.$D$2:.$D$10237];[.$A118];[$Algorithm_Problems_log.$B$2:.$B$10237];&quot;Easy&quot;);[.$B11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8];[$Algorithm_Problems_log.$B$2:.$B$10237];&quot;Medium&quot;);[.$C11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8];[$Algorithm_Problems_log.$B$2:.$B$10237];&quot;Hard&quot;);[.$D11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4" calcext:value-type="date">
            <text:p>09/24/2022</text:p>
          </table:table-cell>
          <table:table-cell table:style-name="ce65" table:formula="of:=IFERROR(AVERAGEIFS(#REF!;[$Algorithm_Problems_log.$D$2:.$D$10237];[.$A119];[$Algorithm_Problems_log.$B$2:.$B$10237];&quot;Easy&quot;);[.$B12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9];[$Algorithm_Problems_log.$B$2:.$B$10237];&quot;Medium&quot;);[.$C12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9];[$Algorithm_Problems_log.$B$2:.$B$10237];&quot;Hard&quot;);[.$D12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3" calcext:value-type="date">
            <text:p>09/23/2022</text:p>
          </table:table-cell>
          <table:table-cell table:style-name="ce65" table:formula="of:=IFERROR(AVERAGEIFS(#REF!;[$Algorithm_Problems_log.$D$2:.$D$10237];[.$A120];[$Algorithm_Problems_log.$B$2:.$B$10237];&quot;Easy&quot;);[.$B12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0];[$Algorithm_Problems_log.$B$2:.$B$10237];&quot;Medium&quot;);[.$C12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0];[$Algorithm_Problems_log.$B$2:.$B$10237];&quot;Hard&quot;);[.$D12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2" calcext:value-type="date">
            <text:p>09/22/2022</text:p>
          </table:table-cell>
          <table:table-cell table:style-name="ce65" table:formula="of:=IFERROR(AVERAGEIFS(#REF!;[$Algorithm_Problems_log.$D$2:.$D$10237];[.$A121];[$Algorithm_Problems_log.$B$2:.$B$10237];&quot;Easy&quot;);[.$B12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1];[$Algorithm_Problems_log.$B$2:.$B$10237];&quot;Medium&quot;);[.$C12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1];[$Algorithm_Problems_log.$B$2:.$B$10237];&quot;Hard&quot;);[.$D12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1" calcext:value-type="date">
            <text:p>09/21/2022</text:p>
          </table:table-cell>
          <table:table-cell table:style-name="ce65" table:formula="of:=IFERROR(AVERAGEIFS(#REF!;[$Algorithm_Problems_log.$D$2:.$D$10237];[.$A122];[$Algorithm_Problems_log.$B$2:.$B$10237];&quot;Easy&quot;);[.$B12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2];[$Algorithm_Problems_log.$B$2:.$B$10237];&quot;Medium&quot;);[.$C12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2];[$Algorithm_Problems_log.$B$2:.$B$10237];&quot;Hard&quot;);[.$D12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20" calcext:value-type="date">
            <text:p>09/20/2022</text:p>
          </table:table-cell>
          <table:table-cell table:style-name="ce65" table:formula="of:=IFERROR(AVERAGEIFS(#REF!;[$Algorithm_Problems_log.$D$2:.$D$10237];[.$A123];[$Algorithm_Problems_log.$B$2:.$B$10237];&quot;Easy&quot;);[.$B12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3];[$Algorithm_Problems_log.$B$2:.$B$10237];&quot;Medium&quot;);[.$C12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3];[$Algorithm_Problems_log.$B$2:.$B$10237];&quot;Hard&quot;);[.$D12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9" calcext:value-type="date">
            <text:p>09/19/2022</text:p>
          </table:table-cell>
          <table:table-cell table:style-name="ce65" table:formula="of:=IFERROR(AVERAGEIFS(#REF!;[$Algorithm_Problems_log.$D$2:.$D$10237];[.$A124];[$Algorithm_Problems_log.$B$2:.$B$10237];&quot;Easy&quot;);[.$B12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4];[$Algorithm_Problems_log.$B$2:.$B$10237];&quot;Medium&quot;);[.$C12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4];[$Algorithm_Problems_log.$B$2:.$B$10237];&quot;Hard&quot;);[.$D12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8" calcext:value-type="date">
            <text:p>09/18/2022</text:p>
          </table:table-cell>
          <table:table-cell table:style-name="ce65" table:formula="of:=IFERROR(AVERAGEIFS(#REF!;[$Algorithm_Problems_log.$D$2:.$D$10237];[.$A125];[$Algorithm_Problems_log.$B$2:.$B$10237];&quot;Easy&quot;);[.$B12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5];[$Algorithm_Problems_log.$B$2:.$B$10237];&quot;Medium&quot;);[.$C12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5];[$Algorithm_Problems_log.$B$2:.$B$10237];&quot;Hard&quot;);[.$D12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7" calcext:value-type="date">
            <text:p>09/17/2022</text:p>
          </table:table-cell>
          <table:table-cell table:style-name="ce65" table:formula="of:=IFERROR(AVERAGEIFS(#REF!;[$Algorithm_Problems_log.$D$2:.$D$10237];[.$A126];[$Algorithm_Problems_log.$B$2:.$B$10237];&quot;Easy&quot;);[.$B12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6];[$Algorithm_Problems_log.$B$2:.$B$10237];&quot;Medium&quot;);[.$C12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6];[$Algorithm_Problems_log.$B$2:.$B$10237];&quot;Hard&quot;);[.$D12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6" calcext:value-type="date">
            <text:p>09/16/2022</text:p>
          </table:table-cell>
          <table:table-cell table:style-name="ce65" table:formula="of:=IFERROR(AVERAGEIFS(#REF!;[$Algorithm_Problems_log.$D$2:.$D$10237];[.$A127];[$Algorithm_Problems_log.$B$2:.$B$10237];&quot;Easy&quot;);[.$B12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7];[$Algorithm_Problems_log.$B$2:.$B$10237];&quot;Medium&quot;);[.$C12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7];[$Algorithm_Problems_log.$B$2:.$B$10237];&quot;Hard&quot;);[.$D12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5" calcext:value-type="date">
            <text:p>09/15/2022</text:p>
          </table:table-cell>
          <table:table-cell table:style-name="ce65" table:formula="of:=IFERROR(AVERAGEIFS(#REF!;[$Algorithm_Problems_log.$D$2:.$D$10237];[.$A128];[$Algorithm_Problems_log.$B$2:.$B$10237];&quot;Easy&quot;);[.$B12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8];[$Algorithm_Problems_log.$B$2:.$B$10237];&quot;Medium&quot;);[.$C12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8];[$Algorithm_Problems_log.$B$2:.$B$10237];&quot;Hard&quot;);[.$D12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4" calcext:value-type="date">
            <text:p>09/14/2022</text:p>
          </table:table-cell>
          <table:table-cell table:style-name="ce65" table:formula="of:=IFERROR(AVERAGEIFS(#REF!;[$Algorithm_Problems_log.$D$2:.$D$10237];[.$A129];[$Algorithm_Problems_log.$B$2:.$B$10237];&quot;Easy&quot;);[.$B13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9];[$Algorithm_Problems_log.$B$2:.$B$10237];&quot;Medium&quot;);[.$C13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9];[$Algorithm_Problems_log.$B$2:.$B$10237];&quot;Hard&quot;);[.$D13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3" calcext:value-type="date">
            <text:p>09/13/2022</text:p>
          </table:table-cell>
          <table:table-cell table:style-name="ce65" table:formula="of:=IFERROR(AVERAGEIFS(#REF!;[$Algorithm_Problems_log.$D$2:.$D$10237];[.$A130];[$Algorithm_Problems_log.$B$2:.$B$10237];&quot;Easy&quot;);[.$B13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0];[$Algorithm_Problems_log.$B$2:.$B$10237];&quot;Medium&quot;);[.$C13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0];[$Algorithm_Problems_log.$B$2:.$B$10237];&quot;Hard&quot;);[.$D13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2" calcext:value-type="date">
            <text:p>09/12/2022</text:p>
          </table:table-cell>
          <table:table-cell table:style-name="ce65" table:formula="of:=IFERROR(AVERAGEIFS(#REF!;[$Algorithm_Problems_log.$D$2:.$D$10237];[.$A131];[$Algorithm_Problems_log.$B$2:.$B$10237];&quot;Easy&quot;);[.$B13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1];[$Algorithm_Problems_log.$B$2:.$B$10237];&quot;Medium&quot;);[.$C13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1];[$Algorithm_Problems_log.$B$2:.$B$10237];&quot;Hard&quot;);[.$D13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1" calcext:value-type="date">
            <text:p>09/11/2022</text:p>
          </table:table-cell>
          <table:table-cell table:style-name="ce65" table:formula="of:=IFERROR(AVERAGEIFS(#REF!;[$Algorithm_Problems_log.$D$2:.$D$10237];[.$A132];[$Algorithm_Problems_log.$B$2:.$B$10237];&quot;Easy&quot;);[.$B13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2];[$Algorithm_Problems_log.$B$2:.$B$10237];&quot;Medium&quot;);[.$C13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2];[$Algorithm_Problems_log.$B$2:.$B$10237];&quot;Hard&quot;);[.$D13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10" calcext:value-type="date">
            <text:p>09/10/2022</text:p>
          </table:table-cell>
          <table:table-cell table:style-name="ce65" table:formula="of:=IFERROR(AVERAGEIFS(#REF!;[$Algorithm_Problems_log.$D$2:.$D$10237];[.$A133];[$Algorithm_Problems_log.$B$2:.$B$10237];&quot;Easy&quot;);[.$B13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3];[$Algorithm_Problems_log.$B$2:.$B$10237];&quot;Medium&quot;);[.$C13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3];[$Algorithm_Problems_log.$B$2:.$B$10237];&quot;Hard&quot;);[.$D13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9" calcext:value-type="date">
            <text:p>09/09/2022</text:p>
          </table:table-cell>
          <table:table-cell table:style-name="ce65" table:formula="of:=IFERROR(AVERAGEIFS(#REF!;[$Algorithm_Problems_log.$D$2:.$D$10237];[.$A134];[$Algorithm_Problems_log.$B$2:.$B$10237];&quot;Easy&quot;);[.$B13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4];[$Algorithm_Problems_log.$B$2:.$B$10237];&quot;Medium&quot;);[.$C13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4];[$Algorithm_Problems_log.$B$2:.$B$10237];&quot;Hard&quot;);[.$D13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8" calcext:value-type="date">
            <text:p>09/08/2022</text:p>
          </table:table-cell>
          <table:table-cell table:style-name="ce65" table:formula="of:=IFERROR(AVERAGEIFS(#REF!;[$Algorithm_Problems_log.$D$2:.$D$10237];[.$A135];[$Algorithm_Problems_log.$B$2:.$B$10237];&quot;Easy&quot;);[.$B13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5];[$Algorithm_Problems_log.$B$2:.$B$10237];&quot;Medium&quot;);[.$C13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5];[$Algorithm_Problems_log.$B$2:.$B$10237];&quot;Hard&quot;);[.$D13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7" calcext:value-type="date">
            <text:p>09/07/2022</text:p>
          </table:table-cell>
          <table:table-cell table:style-name="ce65" table:formula="of:=IFERROR(AVERAGEIFS(#REF!;[$Algorithm_Problems_log.$D$2:.$D$10237];[.$A136];[$Algorithm_Problems_log.$B$2:.$B$10237];&quot;Easy&quot;);[.$B13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6];[$Algorithm_Problems_log.$B$2:.$B$10237];&quot;Medium&quot;);[.$C13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6];[$Algorithm_Problems_log.$B$2:.$B$10237];&quot;Hard&quot;);[.$D13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6" calcext:value-type="date">
            <text:p>09/06/2022</text:p>
          </table:table-cell>
          <table:table-cell table:style-name="ce65" table:formula="of:=IFERROR(AVERAGEIFS(#REF!;[$Algorithm_Problems_log.$D$2:.$D$10237];[.$A137];[$Algorithm_Problems_log.$B$2:.$B$10237];&quot;Easy&quot;);[.$B13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7];[$Algorithm_Problems_log.$B$2:.$B$10237];&quot;Medium&quot;);[.$C13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7];[$Algorithm_Problems_log.$B$2:.$B$10237];&quot;Hard&quot;);[.$D13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5" calcext:value-type="date">
            <text:p>09/05/2022</text:p>
          </table:table-cell>
          <table:table-cell table:style-name="ce65" table:formula="of:=IFERROR(AVERAGEIFS(#REF!;[$Algorithm_Problems_log.$D$2:.$D$10237];[.$A138];[$Algorithm_Problems_log.$B$2:.$B$10237];&quot;Easy&quot;);[.$B13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8];[$Algorithm_Problems_log.$B$2:.$B$10237];&quot;Medium&quot;);[.$C13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8];[$Algorithm_Problems_log.$B$2:.$B$10237];&quot;Hard&quot;);[.$D13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4" calcext:value-type="date">
            <text:p>09/04/2022</text:p>
          </table:table-cell>
          <table:table-cell table:style-name="ce65" table:formula="of:=IFERROR(AVERAGEIFS(#REF!;[$Algorithm_Problems_log.$D$2:.$D$10237];[.$A139];[$Algorithm_Problems_log.$B$2:.$B$10237];&quot;Easy&quot;);[.$B14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9];[$Algorithm_Problems_log.$B$2:.$B$10237];&quot;Medium&quot;);[.$C14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9];[$Algorithm_Problems_log.$B$2:.$B$10237];&quot;Hard&quot;);[.$D14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3" calcext:value-type="date">
            <text:p>09/03/2022</text:p>
          </table:table-cell>
          <table:table-cell table:style-name="ce65" table:formula="of:=IFERROR(AVERAGEIFS(#REF!;[$Algorithm_Problems_log.$D$2:.$D$10237];[.$A140];[$Algorithm_Problems_log.$B$2:.$B$10237];&quot;Easy&quot;);[.$B14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0];[$Algorithm_Problems_log.$B$2:.$B$10237];&quot;Medium&quot;);[.$C14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0];[$Algorithm_Problems_log.$B$2:.$B$10237];&quot;Hard&quot;);[.$D14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2" calcext:value-type="date">
            <text:p>09/02/2022</text:p>
          </table:table-cell>
          <table:table-cell table:style-name="ce65" table:formula="of:=IFERROR(AVERAGEIFS(#REF!;[$Algorithm_Problems_log.$D$2:.$D$10237];[.$A141];[$Algorithm_Problems_log.$B$2:.$B$10237];&quot;Easy&quot;);[.$B14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1];[$Algorithm_Problems_log.$B$2:.$B$10237];&quot;Medium&quot;);[.$C14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1];[$Algorithm_Problems_log.$B$2:.$B$10237];&quot;Hard&quot;);[.$D14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9-01" calcext:value-type="date">
            <text:p>09/01/2022</text:p>
          </table:table-cell>
          <table:table-cell table:style-name="ce65" table:formula="of:=IFERROR(AVERAGEIFS(#REF!;[$Algorithm_Problems_log.$D$2:.$D$10237];[.$A142];[$Algorithm_Problems_log.$B$2:.$B$10237];&quot;Easy&quot;);[.$B14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2];[$Algorithm_Problems_log.$B$2:.$B$10237];&quot;Medium&quot;);[.$C14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2];[$Algorithm_Problems_log.$B$2:.$B$10237];&quot;Hard&quot;);[.$D14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31" calcext:value-type="date">
            <text:p>08/31/2022</text:p>
          </table:table-cell>
          <table:table-cell table:style-name="ce65" table:formula="of:=IFERROR(AVERAGEIFS(#REF!;[$Algorithm_Problems_log.$D$2:.$D$10237];[.$A143];[$Algorithm_Problems_log.$B$2:.$B$10237];&quot;Easy&quot;);[.$B14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3];[$Algorithm_Problems_log.$B$2:.$B$10237];&quot;Medium&quot;);[.$C14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3];[$Algorithm_Problems_log.$B$2:.$B$10237];&quot;Hard&quot;);[.$D14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30" calcext:value-type="date">
            <text:p>08/30/2022</text:p>
          </table:table-cell>
          <table:table-cell table:style-name="ce65" table:formula="of:=IFERROR(AVERAGEIFS(#REF!;[$Algorithm_Problems_log.$D$2:.$D$10237];[.$A144];[$Algorithm_Problems_log.$B$2:.$B$10237];&quot;Easy&quot;);[.$B14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4];[$Algorithm_Problems_log.$B$2:.$B$10237];&quot;Medium&quot;);[.$C14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4];[$Algorithm_Problems_log.$B$2:.$B$10237];&quot;Hard&quot;);[.$D14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9" calcext:value-type="date">
            <text:p>08/29/2022</text:p>
          </table:table-cell>
          <table:table-cell table:style-name="ce65" table:formula="of:=IFERROR(AVERAGEIFS(#REF!;[$Algorithm_Problems_log.$D$2:.$D$10237];[.$A145];[$Algorithm_Problems_log.$B$2:.$B$10237];&quot;Easy&quot;);[.$B14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5];[$Algorithm_Problems_log.$B$2:.$B$10237];&quot;Medium&quot;);[.$C14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5];[$Algorithm_Problems_log.$B$2:.$B$10237];&quot;Hard&quot;);[.$D14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8" calcext:value-type="date">
            <text:p>08/28/2022</text:p>
          </table:table-cell>
          <table:table-cell table:style-name="ce65" table:formula="of:=IFERROR(AVERAGEIFS(#REF!;[$Algorithm_Problems_log.$D$2:.$D$10237];[.$A146];[$Algorithm_Problems_log.$B$2:.$B$10237];&quot;Easy&quot;);[.$B14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6];[$Algorithm_Problems_log.$B$2:.$B$10237];&quot;Medium&quot;);[.$C14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6];[$Algorithm_Problems_log.$B$2:.$B$10237];&quot;Hard&quot;);[.$D14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7" calcext:value-type="date">
            <text:p>08/27/2022</text:p>
          </table:table-cell>
          <table:table-cell table:style-name="ce65" table:formula="of:=IFERROR(AVERAGEIFS(#REF!;[$Algorithm_Problems_log.$D$2:.$D$10237];[.$A147];[$Algorithm_Problems_log.$B$2:.$B$10237];&quot;Easy&quot;);[.$B14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7];[$Algorithm_Problems_log.$B$2:.$B$10237];&quot;Medium&quot;);[.$C14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7];[$Algorithm_Problems_log.$B$2:.$B$10237];&quot;Hard&quot;);[.$D14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6" calcext:value-type="date">
            <text:p>08/26/2022</text:p>
          </table:table-cell>
          <table:table-cell table:style-name="ce65" table:formula="of:=IFERROR(AVERAGEIFS(#REF!;[$Algorithm_Problems_log.$D$2:.$D$10237];[.$A148];[$Algorithm_Problems_log.$B$2:.$B$10237];&quot;Easy&quot;);[.$B14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8];[$Algorithm_Problems_log.$B$2:.$B$10237];&quot;Medium&quot;);[.$C14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8];[$Algorithm_Problems_log.$B$2:.$B$10237];&quot;Hard&quot;);[.$D14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5" calcext:value-type="date">
            <text:p>08/25/2022</text:p>
          </table:table-cell>
          <table:table-cell table:style-name="ce65" table:formula="of:=IFERROR(AVERAGEIFS(#REF!;[$Algorithm_Problems_log.$D$2:.$D$10237];[.$A149];[$Algorithm_Problems_log.$B$2:.$B$10237];&quot;Easy&quot;);[.$B15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9];[$Algorithm_Problems_log.$B$2:.$B$10237];&quot;Medium&quot;);[.$C15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9];[$Algorithm_Problems_log.$B$2:.$B$10237];&quot;Hard&quot;);[.$D15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4" calcext:value-type="date">
            <text:p>08/24/2022</text:p>
          </table:table-cell>
          <table:table-cell table:style-name="ce65" table:formula="of:=IFERROR(AVERAGEIFS(#REF!;[$Algorithm_Problems_log.$D$2:.$D$10237];[.$A150];[$Algorithm_Problems_log.$B$2:.$B$10237];&quot;Easy&quot;);[.$B15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0];[$Algorithm_Problems_log.$B$2:.$B$10237];&quot;Medium&quot;);[.$C15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0];[$Algorithm_Problems_log.$B$2:.$B$10237];&quot;Hard&quot;);[.$D15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3" calcext:value-type="date">
            <text:p>08/23/2022</text:p>
          </table:table-cell>
          <table:table-cell table:style-name="ce65" table:formula="of:=IFERROR(AVERAGEIFS(#REF!;[$Algorithm_Problems_log.$D$2:.$D$10237];[.$A151];[$Algorithm_Problems_log.$B$2:.$B$10237];&quot;Easy&quot;);[.$B15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1];[$Algorithm_Problems_log.$B$2:.$B$10237];&quot;Medium&quot;);[.$C15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1];[$Algorithm_Problems_log.$B$2:.$B$10237];&quot;Hard&quot;);[.$D15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2" calcext:value-type="date">
            <text:p>08/22/2022</text:p>
          </table:table-cell>
          <table:table-cell table:style-name="ce65" table:formula="of:=IFERROR(AVERAGEIFS(#REF!;[$Algorithm_Problems_log.$D$2:.$D$10237];[.$A152];[$Algorithm_Problems_log.$B$2:.$B$10237];&quot;Easy&quot;);[.$B15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2];[$Algorithm_Problems_log.$B$2:.$B$10237];&quot;Medium&quot;);[.$C15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2];[$Algorithm_Problems_log.$B$2:.$B$10237];&quot;Hard&quot;);[.$D15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1" calcext:value-type="date">
            <text:p>08/21/2022</text:p>
          </table:table-cell>
          <table:table-cell table:style-name="ce65" table:formula="of:=IFERROR(AVERAGEIFS(#REF!;[$Algorithm_Problems_log.$D$2:.$D$10237];[.$A153];[$Algorithm_Problems_log.$B$2:.$B$10237];&quot;Easy&quot;);[.$B15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3];[$Algorithm_Problems_log.$B$2:.$B$10237];&quot;Medium&quot;);[.$C15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3];[$Algorithm_Problems_log.$B$2:.$B$10237];&quot;Hard&quot;);[.$D15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20" calcext:value-type="date">
            <text:p>08/20/2022</text:p>
          </table:table-cell>
          <table:table-cell table:style-name="ce65" table:formula="of:=IFERROR(AVERAGEIFS(#REF!;[$Algorithm_Problems_log.$D$2:.$D$10237];[.$A154];[$Algorithm_Problems_log.$B$2:.$B$10237];&quot;Easy&quot;);[.$B15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4];[$Algorithm_Problems_log.$B$2:.$B$10237];&quot;Medium&quot;);[.$C15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4];[$Algorithm_Problems_log.$B$2:.$B$10237];&quot;Hard&quot;);[.$D15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9" calcext:value-type="date">
            <text:p>08/19/2022</text:p>
          </table:table-cell>
          <table:table-cell table:style-name="ce65" table:formula="of:=IFERROR(AVERAGEIFS(#REF!;[$Algorithm_Problems_log.$D$2:.$D$10237];[.$A155];[$Algorithm_Problems_log.$B$2:.$B$10237];&quot;Easy&quot;);[.$B15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5];[$Algorithm_Problems_log.$B$2:.$B$10237];&quot;Medium&quot;);[.$C15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5];[$Algorithm_Problems_log.$B$2:.$B$10237];&quot;Hard&quot;);[.$D15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8" calcext:value-type="date">
            <text:p>08/18/2022</text:p>
          </table:table-cell>
          <table:table-cell table:style-name="ce65" table:formula="of:=IFERROR(AVERAGEIFS(#REF!;[$Algorithm_Problems_log.$D$2:.$D$10237];[.$A156];[$Algorithm_Problems_log.$B$2:.$B$10237];&quot;Easy&quot;);[.$B15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6];[$Algorithm_Problems_log.$B$2:.$B$10237];&quot;Medium&quot;);[.$C15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6];[$Algorithm_Problems_log.$B$2:.$B$10237];&quot;Hard&quot;);[.$D15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7" calcext:value-type="date">
            <text:p>08/17/2022</text:p>
          </table:table-cell>
          <table:table-cell table:style-name="ce65" table:formula="of:=IFERROR(AVERAGEIFS(#REF!;[$Algorithm_Problems_log.$D$2:.$D$10237];[.$A157];[$Algorithm_Problems_log.$B$2:.$B$10237];&quot;Easy&quot;);[.$B15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7];[$Algorithm_Problems_log.$B$2:.$B$10237];&quot;Medium&quot;);[.$C15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7];[$Algorithm_Problems_log.$B$2:.$B$10237];&quot;Hard&quot;);[.$D15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6" calcext:value-type="date">
            <text:p>08/16/2022</text:p>
          </table:table-cell>
          <table:table-cell table:style-name="ce65" table:formula="of:=IFERROR(AVERAGEIFS(#REF!;[$Algorithm_Problems_log.$D$2:.$D$10237];[.$A158];[$Algorithm_Problems_log.$B$2:.$B$10237];&quot;Easy&quot;);[.$B15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8];[$Algorithm_Problems_log.$B$2:.$B$10237];&quot;Medium&quot;);[.$C15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8];[$Algorithm_Problems_log.$B$2:.$B$10237];&quot;Hard&quot;);[.$D15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5" calcext:value-type="date">
            <text:p>08/15/2022</text:p>
          </table:table-cell>
          <table:table-cell table:style-name="ce65" table:formula="of:=IFERROR(AVERAGEIFS(#REF!;[$Algorithm_Problems_log.$D$2:.$D$10237];[.$A159];[$Algorithm_Problems_log.$B$2:.$B$10237];&quot;Easy&quot;);[.$B16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9];[$Algorithm_Problems_log.$B$2:.$B$10237];&quot;Medium&quot;);[.$C16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9];[$Algorithm_Problems_log.$B$2:.$B$10237];&quot;Hard&quot;);[.$D16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4" calcext:value-type="date">
            <text:p>08/14/2022</text:p>
          </table:table-cell>
          <table:table-cell table:style-name="ce65" table:formula="of:=IFERROR(AVERAGEIFS(#REF!;[$Algorithm_Problems_log.$D$2:.$D$10237];[.$A160];[$Algorithm_Problems_log.$B$2:.$B$10237];&quot;Easy&quot;);[.$B16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0];[$Algorithm_Problems_log.$B$2:.$B$10237];&quot;Medium&quot;);[.$C16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0];[$Algorithm_Problems_log.$B$2:.$B$10237];&quot;Hard&quot;);[.$D16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3" calcext:value-type="date">
            <text:p>08/13/2022</text:p>
          </table:table-cell>
          <table:table-cell table:style-name="ce65" table:formula="of:=IFERROR(AVERAGEIFS(#REF!;[$Algorithm_Problems_log.$D$2:.$D$10237];[.$A161];[$Algorithm_Problems_log.$B$2:.$B$10237];&quot;Easy&quot;);[.$B16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1];[$Algorithm_Problems_log.$B$2:.$B$10237];&quot;Medium&quot;);[.$C16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1];[$Algorithm_Problems_log.$B$2:.$B$10237];&quot;Hard&quot;);[.$D16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2" calcext:value-type="date">
            <text:p>08/12/2022</text:p>
          </table:table-cell>
          <table:table-cell table:style-name="ce65" table:formula="of:=IFERROR(AVERAGEIFS(#REF!;[$Algorithm_Problems_log.$D$2:.$D$10237];[.$A162];[$Algorithm_Problems_log.$B$2:.$B$10237];&quot;Easy&quot;);[.$B16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2];[$Algorithm_Problems_log.$B$2:.$B$10237];&quot;Medium&quot;);[.$C16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2];[$Algorithm_Problems_log.$B$2:.$B$10237];&quot;Hard&quot;);[.$D16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1" calcext:value-type="date">
            <text:p>08/11/2022</text:p>
          </table:table-cell>
          <table:table-cell table:style-name="ce65" table:formula="of:=IFERROR(AVERAGEIFS(#REF!;[$Algorithm_Problems_log.$D$2:.$D$10237];[.$A163];[$Algorithm_Problems_log.$B$2:.$B$10237];&quot;Easy&quot;);[.$B16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3];[$Algorithm_Problems_log.$B$2:.$B$10237];&quot;Medium&quot;);[.$C16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3];[$Algorithm_Problems_log.$B$2:.$B$10237];&quot;Hard&quot;);[.$D16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10" calcext:value-type="date">
            <text:p>08/10/2022</text:p>
          </table:table-cell>
          <table:table-cell table:style-name="ce65" table:formula="of:=IFERROR(AVERAGEIFS(#REF!;[$Algorithm_Problems_log.$D$2:.$D$10237];[.$A164];[$Algorithm_Problems_log.$B$2:.$B$10237];&quot;Easy&quot;);[.$B16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4];[$Algorithm_Problems_log.$B$2:.$B$10237];&quot;Medium&quot;);[.$C16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4];[$Algorithm_Problems_log.$B$2:.$B$10237];&quot;Hard&quot;);[.$D16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9" calcext:value-type="date">
            <text:p>08/09/2022</text:p>
          </table:table-cell>
          <table:table-cell table:style-name="ce65" table:formula="of:=IFERROR(AVERAGEIFS(#REF!;[$Algorithm_Problems_log.$D$2:.$D$10237];[.$A165];[$Algorithm_Problems_log.$B$2:.$B$10237];&quot;Easy&quot;);[.$B16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5];[$Algorithm_Problems_log.$B$2:.$B$10237];&quot;Medium&quot;);[.$C16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5];[$Algorithm_Problems_log.$B$2:.$B$10237];&quot;Hard&quot;);[.$D16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8" calcext:value-type="date">
            <text:p>08/08/2022</text:p>
          </table:table-cell>
          <table:table-cell table:style-name="ce65" table:formula="of:=IFERROR(AVERAGEIFS(#REF!;[$Algorithm_Problems_log.$D$2:.$D$10237];[.$A166];[$Algorithm_Problems_log.$B$2:.$B$10237];&quot;Easy&quot;);[.$B16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6];[$Algorithm_Problems_log.$B$2:.$B$10237];&quot;Medium&quot;);[.$C16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6];[$Algorithm_Problems_log.$B$2:.$B$10237];&quot;Hard&quot;);[.$D16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7" calcext:value-type="date">
            <text:p>08/07/2022</text:p>
          </table:table-cell>
          <table:table-cell table:style-name="ce65" table:formula="of:=IFERROR(AVERAGEIFS(#REF!;[$Algorithm_Problems_log.$D$2:.$D$10237];[.$A167];[$Algorithm_Problems_log.$B$2:.$B$10237];&quot;Easy&quot;);[.$B16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7];[$Algorithm_Problems_log.$B$2:.$B$10237];&quot;Medium&quot;);[.$C16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7];[$Algorithm_Problems_log.$B$2:.$B$10237];&quot;Hard&quot;);[.$D16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6" calcext:value-type="date">
            <text:p>08/06/2022</text:p>
          </table:table-cell>
          <table:table-cell table:style-name="ce65" table:formula="of:=IFERROR(AVERAGEIFS(#REF!;[$Algorithm_Problems_log.$D$2:.$D$10237];[.$A168];[$Algorithm_Problems_log.$B$2:.$B$10237];&quot;Easy&quot;);[.$B16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8];[$Algorithm_Problems_log.$B$2:.$B$10237];&quot;Medium&quot;);[.$C16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8];[$Algorithm_Problems_log.$B$2:.$B$10237];&quot;Hard&quot;);[.$D16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5" calcext:value-type="date">
            <text:p>08/05/2022</text:p>
          </table:table-cell>
          <table:table-cell table:style-name="ce65" table:formula="of:=IFERROR(AVERAGEIFS(#REF!;[$Algorithm_Problems_log.$D$2:.$D$10237];[.$A169];[$Algorithm_Problems_log.$B$2:.$B$10237];&quot;Easy&quot;);[.$B17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9];[$Algorithm_Problems_log.$B$2:.$B$10237];&quot;Medium&quot;);[.$C17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9];[$Algorithm_Problems_log.$B$2:.$B$10237];&quot;Hard&quot;);[.$D17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4" calcext:value-type="date">
            <text:p>08/04/2022</text:p>
          </table:table-cell>
          <table:table-cell table:style-name="ce65" table:formula="of:=IFERROR(AVERAGEIFS(#REF!;[$Algorithm_Problems_log.$D$2:.$D$10237];[.$A170];[$Algorithm_Problems_log.$B$2:.$B$10237];&quot;Easy&quot;);[.$B17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0];[$Algorithm_Problems_log.$B$2:.$B$10237];&quot;Medium&quot;);[.$C17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0];[$Algorithm_Problems_log.$B$2:.$B$10237];&quot;Hard&quot;);[.$D17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3" calcext:value-type="date">
            <text:p>08/03/2022</text:p>
          </table:table-cell>
          <table:table-cell table:style-name="ce65" table:formula="of:=IFERROR(AVERAGEIFS(#REF!;[$Algorithm_Problems_log.$D$2:.$D$10237];[.$A171];[$Algorithm_Problems_log.$B$2:.$B$10237];&quot;Easy&quot;);[.$B17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1];[$Algorithm_Problems_log.$B$2:.$B$10237];&quot;Medium&quot;);[.$C17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1];[$Algorithm_Problems_log.$B$2:.$B$10237];&quot;Hard&quot;);[.$D17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2" calcext:value-type="date">
            <text:p>08/02/2022</text:p>
          </table:table-cell>
          <table:table-cell table:style-name="ce65" table:formula="of:=IFERROR(AVERAGEIFS(#REF!;[$Algorithm_Problems_log.$D$2:.$D$10237];[.$A172];[$Algorithm_Problems_log.$B$2:.$B$10237];&quot;Easy&quot;);[.$B17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2];[$Algorithm_Problems_log.$B$2:.$B$10237];&quot;Medium&quot;);[.$C17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2];[$Algorithm_Problems_log.$B$2:.$B$10237];&quot;Hard&quot;);[.$D17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8-01" calcext:value-type="date">
            <text:p>08/01/2022</text:p>
          </table:table-cell>
          <table:table-cell table:style-name="ce65" table:formula="of:=IFERROR(AVERAGEIFS(#REF!;[$Algorithm_Problems_log.$D$2:.$D$10237];[.$A173];[$Algorithm_Problems_log.$B$2:.$B$10237];&quot;Easy&quot;);[.$B17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3];[$Algorithm_Problems_log.$B$2:.$B$10237];&quot;Medium&quot;);[.$C17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3];[$Algorithm_Problems_log.$B$2:.$B$10237];&quot;Hard&quot;);[.$D17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7-31" calcext:value-type="date">
            <text:p>07/31/2022</text:p>
          </table:table-cell>
          <table:table-cell table:style-name="ce65" table:formula="of:=IFERROR(AVERAGEIFS(#REF!;[$Algorithm_Problems_log.$D$2:.$D$10237];[.$A174];[$Algorithm_Problems_log.$B$2:.$B$10237];&quot;Easy&quot;);[.$B17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4];[$Algorithm_Problems_log.$B$2:.$B$10237];&quot;Medium&quot;);[.$C17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4];[$Algorithm_Problems_log.$B$2:.$B$10237];&quot;Hard&quot;);[.$D17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7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39" office:value-type="date" office:date-value="2022-07-30" calcext:value-type="date">
            <text:p>07/30/2022</text:p>
          </table:table-cell>
          <table:table-cell table:style-name="ce65" table:formula="of:=IFERROR(AVERAGEIFS(#REF!;[$Algorithm_Problems_log.$D$2:.$D$10237];[.$A175];[$Algorithm_Problems_log.$B$2:.$B$10237];&quot;Easy&quot;);[.$B17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5];[$Algorithm_Problems_log.$B$2:.$B$10237];&quot;Medium&quot;);[.$C17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5];[$Algorithm_Problems_log.$B$2:.$B$10237];&quot;Hard&quot;);[.$D17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9" calcext:value-type="date">
            <text:p>07/29/2022</text:p>
          </table:table-cell>
          <table:table-cell table:style-name="ce65" table:formula="of:=IFERROR(AVERAGEIFS(#REF!;[$Algorithm_Problems_log.$D$2:.$D$10237];[.$A176];[$Algorithm_Problems_log.$B$2:.$B$10237];&quot;Easy&quot;);[.$B17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6];[$Algorithm_Problems_log.$B$2:.$B$10237];&quot;Medium&quot;);[.$C17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6];[$Algorithm_Problems_log.$B$2:.$B$10237];&quot;Hard&quot;);[.$D17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8" calcext:value-type="date">
            <text:p>07/28/2022</text:p>
          </table:table-cell>
          <table:table-cell table:style-name="ce65" table:formula="of:=IFERROR(AVERAGEIFS(#REF!;[$Algorithm_Problems_log.$D$2:.$D$10237];[.$A177];[$Algorithm_Problems_log.$B$2:.$B$10237];&quot;Easy&quot;);[.$B17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7];[$Algorithm_Problems_log.$B$2:.$B$10237];&quot;Medium&quot;);[.$C17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7];[$Algorithm_Problems_log.$B$2:.$B$10237];&quot;Hard&quot;);[.$D17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7" calcext:value-type="date">
            <text:p>07/27/2022</text:p>
          </table:table-cell>
          <table:table-cell table:style-name="ce65" table:formula="of:=IFERROR(AVERAGEIFS(#REF!;[$Algorithm_Problems_log.$D$2:.$D$10237];[.$A178];[$Algorithm_Problems_log.$B$2:.$B$10237];&quot;Easy&quot;);[.$B17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8];[$Algorithm_Problems_log.$B$2:.$B$10237];&quot;Medium&quot;);[.$C17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8];[$Algorithm_Problems_log.$B$2:.$B$10237];&quot;Hard&quot;);[.$D17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6" calcext:value-type="date">
            <text:p>07/26/2022</text:p>
          </table:table-cell>
          <table:table-cell table:style-name="ce65" table:formula="of:=IFERROR(AVERAGEIFS(#REF!;[$Algorithm_Problems_log.$D$2:.$D$10237];[.$A179];[$Algorithm_Problems_log.$B$2:.$B$10237];&quot;Easy&quot;);[.$B18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9];[$Algorithm_Problems_log.$B$2:.$B$10237];&quot;Medium&quot;);[.$C18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9];[$Algorithm_Problems_log.$B$2:.$B$10237];&quot;Hard&quot;);[.$D18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5" calcext:value-type="date">
            <text:p>07/25/2022</text:p>
          </table:table-cell>
          <table:table-cell table:style-name="ce65" table:formula="of:=IFERROR(AVERAGEIFS(#REF!;[$Algorithm_Problems_log.$D$2:.$D$10237];[.$A180];[$Algorithm_Problems_log.$B$2:.$B$10237];&quot;Easy&quot;);[.$B18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0];[$Algorithm_Problems_log.$B$2:.$B$10237];&quot;Medium&quot;);[.$C18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0];[$Algorithm_Problems_log.$B$2:.$B$10237];&quot;Hard&quot;);[.$D18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4" calcext:value-type="date">
            <text:p>07/24/2022</text:p>
          </table:table-cell>
          <table:table-cell table:style-name="ce65" table:formula="of:=IFERROR(AVERAGEIFS(#REF!;[$Algorithm_Problems_log.$D$2:.$D$10237];[.$A181];[$Algorithm_Problems_log.$B$2:.$B$10237];&quot;Easy&quot;);[.$B18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1];[$Algorithm_Problems_log.$B$2:.$B$10237];&quot;Medium&quot;);[.$C18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1];[$Algorithm_Problems_log.$B$2:.$B$10237];&quot;Hard&quot;);[.$D18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3" calcext:value-type="date">
            <text:p>07/23/2022</text:p>
          </table:table-cell>
          <table:table-cell table:style-name="ce65" table:formula="of:=IFERROR(AVERAGEIFS(#REF!;[$Algorithm_Problems_log.$D$2:.$D$10237];[.$A182];[$Algorithm_Problems_log.$B$2:.$B$10237];&quot;Easy&quot;);[.$B18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2];[$Algorithm_Problems_log.$B$2:.$B$10237];&quot;Medium&quot;);[.$C18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2];[$Algorithm_Problems_log.$B$2:.$B$10237];&quot;Hard&quot;);[.$D18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2" calcext:value-type="date">
            <text:p>07/22/2022</text:p>
          </table:table-cell>
          <table:table-cell table:style-name="ce65" table:formula="of:=IFERROR(AVERAGEIFS(#REF!;[$Algorithm_Problems_log.$D$2:.$D$10237];[.$A183];[$Algorithm_Problems_log.$B$2:.$B$10237];&quot;Easy&quot;);[.$B18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3];[$Algorithm_Problems_log.$B$2:.$B$10237];&quot;Medium&quot;);[.$C18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3];[$Algorithm_Problems_log.$B$2:.$B$10237];&quot;Hard&quot;);[.$D18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1" calcext:value-type="date">
            <text:p>07/21/2022</text:p>
          </table:table-cell>
          <table:table-cell table:style-name="ce65" table:formula="of:=IFERROR(AVERAGEIFS(#REF!;[$Algorithm_Problems_log.$D$2:.$D$10237];[.$A184];[$Algorithm_Problems_log.$B$2:.$B$10237];&quot;Easy&quot;);[.$B18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4];[$Algorithm_Problems_log.$B$2:.$B$10237];&quot;Medium&quot;);[.$C18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4];[$Algorithm_Problems_log.$B$2:.$B$10237];&quot;Hard&quot;);[.$D18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20" calcext:value-type="date">
            <text:p>07/20/2022</text:p>
          </table:table-cell>
          <table:table-cell table:style-name="ce65" table:formula="of:=IFERROR(AVERAGEIFS(#REF!;[$Algorithm_Problems_log.$D$2:.$D$10237];[.$A185];[$Algorithm_Problems_log.$B$2:.$B$10237];&quot;Easy&quot;);[.$B18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5];[$Algorithm_Problems_log.$B$2:.$B$10237];&quot;Medium&quot;);[.$C18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5];[$Algorithm_Problems_log.$B$2:.$B$10237];&quot;Hard&quot;);[.$D18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9" calcext:value-type="date">
            <text:p>07/19/2022</text:p>
          </table:table-cell>
          <table:table-cell table:style-name="ce65" table:formula="of:=IFERROR(AVERAGEIFS(#REF!;[$Algorithm_Problems_log.$D$2:.$D$10237];[.$A186];[$Algorithm_Problems_log.$B$2:.$B$10237];&quot;Easy&quot;);[.$B18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6];[$Algorithm_Problems_log.$B$2:.$B$10237];&quot;Medium&quot;);[.$C18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6];[$Algorithm_Problems_log.$B$2:.$B$10237];&quot;Hard&quot;);[.$D18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8" calcext:value-type="date">
            <text:p>07/18/2022</text:p>
          </table:table-cell>
          <table:table-cell table:style-name="ce65" table:formula="of:=IFERROR(AVERAGEIFS(#REF!;[$Algorithm_Problems_log.$D$2:.$D$10237];[.$A187];[$Algorithm_Problems_log.$B$2:.$B$10237];&quot;Easy&quot;);[.$B18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7];[$Algorithm_Problems_log.$B$2:.$B$10237];&quot;Medium&quot;);[.$C18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7];[$Algorithm_Problems_log.$B$2:.$B$10237];&quot;Hard&quot;);[.$D18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7" calcext:value-type="date">
            <text:p>07/17/2022</text:p>
          </table:table-cell>
          <table:table-cell table:style-name="ce65" table:formula="of:=IFERROR(AVERAGEIFS(#REF!;[$Algorithm_Problems_log.$D$2:.$D$10237];[.$A188];[$Algorithm_Problems_log.$B$2:.$B$10237];&quot;Easy&quot;);[.$B18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8];[$Algorithm_Problems_log.$B$2:.$B$10237];&quot;Medium&quot;);[.$C18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8];[$Algorithm_Problems_log.$B$2:.$B$10237];&quot;Hard&quot;);[.$D18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6" calcext:value-type="date">
            <text:p>07/16/2022</text:p>
          </table:table-cell>
          <table:table-cell table:style-name="ce65" table:formula="of:=IFERROR(AVERAGEIFS(#REF!;[$Algorithm_Problems_log.$D$2:.$D$10237];[.$A189];[$Algorithm_Problems_log.$B$2:.$B$10237];&quot;Easy&quot;);[.$B19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9];[$Algorithm_Problems_log.$B$2:.$B$10237];&quot;Medium&quot;);[.$C19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9];[$Algorithm_Problems_log.$B$2:.$B$10237];&quot;Hard&quot;);[.$D19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5" calcext:value-type="date">
            <text:p>07/15/2022</text:p>
          </table:table-cell>
          <table:table-cell table:style-name="ce65" table:formula="of:=IFERROR(AVERAGEIFS(#REF!;[$Algorithm_Problems_log.$D$2:.$D$10237];[.$A190];[$Algorithm_Problems_log.$B$2:.$B$10237];&quot;Easy&quot;);[.$B19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0];[$Algorithm_Problems_log.$B$2:.$B$10237];&quot;Medium&quot;);[.$C19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0];[$Algorithm_Problems_log.$B$2:.$B$10237];&quot;Hard&quot;);[.$D19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4" calcext:value-type="date">
            <text:p>07/14/2022</text:p>
          </table:table-cell>
          <table:table-cell table:style-name="ce65" table:formula="of:=IFERROR(AVERAGEIFS(#REF!;[$Algorithm_Problems_log.$D$2:.$D$10237];[.$A191];[$Algorithm_Problems_log.$B$2:.$B$10237];&quot;Easy&quot;);[.$B19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1];[$Algorithm_Problems_log.$B$2:.$B$10237];&quot;Medium&quot;);[.$C19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1];[$Algorithm_Problems_log.$B$2:.$B$10237];&quot;Hard&quot;);[.$D19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3" calcext:value-type="date">
            <text:p>07/13/2022</text:p>
          </table:table-cell>
          <table:table-cell table:style-name="ce65" table:formula="of:=IFERROR(AVERAGEIFS(#REF!;[$Algorithm_Problems_log.$D$2:.$D$10237];[.$A192];[$Algorithm_Problems_log.$B$2:.$B$10237];&quot;Easy&quot;);[.$B19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2];[$Algorithm_Problems_log.$B$2:.$B$10237];&quot;Medium&quot;);[.$C19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2];[$Algorithm_Problems_log.$B$2:.$B$10237];&quot;Hard&quot;);[.$D19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2" calcext:value-type="date">
            <text:p>07/12/2022</text:p>
          </table:table-cell>
          <table:table-cell table:style-name="ce65" table:formula="of:=IFERROR(AVERAGEIFS(#REF!;[$Algorithm_Problems_log.$D$2:.$D$10237];[.$A193];[$Algorithm_Problems_log.$B$2:.$B$10237];&quot;Easy&quot;);[.$B19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3];[$Algorithm_Problems_log.$B$2:.$B$10237];&quot;Medium&quot;);[.$C19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3];[$Algorithm_Problems_log.$B$2:.$B$10237];&quot;Hard&quot;);[.$D19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1" calcext:value-type="date">
            <text:p>07/11/2022</text:p>
          </table:table-cell>
          <table:table-cell table:style-name="ce65" table:formula="of:=IFERROR(AVERAGEIFS(#REF!;[$Algorithm_Problems_log.$D$2:.$D$10237];[.$A194];[$Algorithm_Problems_log.$B$2:.$B$10237];&quot;Easy&quot;);[.$B19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4];[$Algorithm_Problems_log.$B$2:.$B$10237];&quot;Medium&quot;);[.$C19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4];[$Algorithm_Problems_log.$B$2:.$B$10237];&quot;Hard&quot;);[.$D19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10" calcext:value-type="date">
            <text:p>07/10/2022</text:p>
          </table:table-cell>
          <table:table-cell table:style-name="ce65" table:formula="of:=IFERROR(AVERAGEIFS(#REF!;[$Algorithm_Problems_log.$D$2:.$D$10237];[.$A195];[$Algorithm_Problems_log.$B$2:.$B$10237];&quot;Easy&quot;);[.$B19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5];[$Algorithm_Problems_log.$B$2:.$B$10237];&quot;Medium&quot;);[.$C19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5];[$Algorithm_Problems_log.$B$2:.$B$10237];&quot;Hard&quot;);[.$D19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9" calcext:value-type="date">
            <text:p>07/09/2022</text:p>
          </table:table-cell>
          <table:table-cell table:style-name="ce65" table:formula="of:=IFERROR(AVERAGEIFS(#REF!;[$Algorithm_Problems_log.$D$2:.$D$10237];[.$A196];[$Algorithm_Problems_log.$B$2:.$B$10237];&quot;Easy&quot;);[.$B19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6];[$Algorithm_Problems_log.$B$2:.$B$10237];&quot;Medium&quot;);[.$C19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6];[$Algorithm_Problems_log.$B$2:.$B$10237];&quot;Hard&quot;);[.$D19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8" calcext:value-type="date">
            <text:p>07/08/2022</text:p>
          </table:table-cell>
          <table:table-cell table:style-name="ce65" table:formula="of:=IFERROR(AVERAGEIFS(#REF!;[$Algorithm_Problems_log.$D$2:.$D$10237];[.$A197];[$Algorithm_Problems_log.$B$2:.$B$10237];&quot;Easy&quot;);[.$B19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7];[$Algorithm_Problems_log.$B$2:.$B$10237];&quot;Medium&quot;);[.$C19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7];[$Algorithm_Problems_log.$B$2:.$B$10237];&quot;Hard&quot;);[.$D19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7" calcext:value-type="date">
            <text:p>07/07/2022</text:p>
          </table:table-cell>
          <table:table-cell table:style-name="ce65" table:formula="of:=IFERROR(AVERAGEIFS(#REF!;[$Algorithm_Problems_log.$D$2:.$D$10237];[.$A198];[$Algorithm_Problems_log.$B$2:.$B$10237];&quot;Easy&quot;);[.$B19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8];[$Algorithm_Problems_log.$B$2:.$B$10237];&quot;Medium&quot;);[.$C19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8];[$Algorithm_Problems_log.$B$2:.$B$10237];&quot;Hard&quot;);[.$D19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6" calcext:value-type="date">
            <text:p>07/06/2022</text:p>
          </table:table-cell>
          <table:table-cell table:style-name="ce65" table:formula="of:=IFERROR(AVERAGEIFS(#REF!;[$Algorithm_Problems_log.$D$2:.$D$10237];[.$A199];[$Algorithm_Problems_log.$B$2:.$B$10237];&quot;Easy&quot;);[.$B20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9];[$Algorithm_Problems_log.$B$2:.$B$10237];&quot;Medium&quot;);[.$C20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9];[$Algorithm_Problems_log.$B$2:.$B$10237];&quot;Hard&quot;);[.$D20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5" calcext:value-type="date">
            <text:p>07/05/2022</text:p>
          </table:table-cell>
          <table:table-cell table:style-name="ce65" table:formula="of:=IFERROR(AVERAGEIFS(#REF!;[$Algorithm_Problems_log.$D$2:.$D$10237];[.$A200];[$Algorithm_Problems_log.$B$2:.$B$10237];&quot;Easy&quot;);[.$B20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0];[$Algorithm_Problems_log.$B$2:.$B$10237];&quot;Medium&quot;);[.$C20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0];[$Algorithm_Problems_log.$B$2:.$B$10237];&quot;Hard&quot;);[.$D20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4" calcext:value-type="date">
            <text:p>07/04/2022</text:p>
          </table:table-cell>
          <table:table-cell table:style-name="ce65" table:formula="of:=IFERROR(AVERAGEIFS(#REF!;[$Algorithm_Problems_log.$D$2:.$D$10237];[.$A201];[$Algorithm_Problems_log.$B$2:.$B$10237];&quot;Easy&quot;);[.$B20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1];[$Algorithm_Problems_log.$B$2:.$B$10237];&quot;Medium&quot;);[.$C20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1];[$Algorithm_Problems_log.$B$2:.$B$10237];&quot;Hard&quot;);[.$D20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3" calcext:value-type="date">
            <text:p>07/03/2022</text:p>
          </table:table-cell>
          <table:table-cell table:style-name="ce65" table:formula="of:=IFERROR(AVERAGEIFS(#REF!;[$Algorithm_Problems_log.$D$2:.$D$10237];[.$A202];[$Algorithm_Problems_log.$B$2:.$B$10237];&quot;Easy&quot;);[.$B20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2];[$Algorithm_Problems_log.$B$2:.$B$10237];&quot;Medium&quot;);[.$C20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2];[$Algorithm_Problems_log.$B$2:.$B$10237];&quot;Hard&quot;);[.$D20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2" calcext:value-type="date">
            <text:p>07/02/2022</text:p>
          </table:table-cell>
          <table:table-cell table:style-name="ce65" table:formula="of:=IFERROR(AVERAGEIFS(#REF!;[$Algorithm_Problems_log.$D$2:.$D$10237];[.$A203];[$Algorithm_Problems_log.$B$2:.$B$10237];&quot;Easy&quot;);[.$B20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3];[$Algorithm_Problems_log.$B$2:.$B$10237];&quot;Medium&quot;);[.$C20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3];[$Algorithm_Problems_log.$B$2:.$B$10237];&quot;Hard&quot;);[.$D20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7-01" calcext:value-type="date">
            <text:p>07/01/2022</text:p>
          </table:table-cell>
          <table:table-cell table:style-name="ce65" table:formula="of:=IFERROR(AVERAGEIFS(#REF!;[$Algorithm_Problems_log.$D$2:.$D$10237];[.$A204];[$Algorithm_Problems_log.$B$2:.$B$10237];&quot;Easy&quot;);[.$B20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4];[$Algorithm_Problems_log.$B$2:.$B$10237];&quot;Medium&quot;);[.$C20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4];[$Algorithm_Problems_log.$B$2:.$B$10237];&quot;Hard&quot;);[.$D20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30" calcext:value-type="date">
            <text:p>06/30/2022</text:p>
          </table:table-cell>
          <table:table-cell table:style-name="ce65" table:formula="of:=IFERROR(AVERAGEIFS(#REF!;[$Algorithm_Problems_log.$D$2:.$D$10237];[.$A205];[$Algorithm_Problems_log.$B$2:.$B$10237];&quot;Easy&quot;);[.$B20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5];[$Algorithm_Problems_log.$B$2:.$B$10237];&quot;Medium&quot;);[.$C20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5];[$Algorithm_Problems_log.$B$2:.$B$10237];&quot;Hard&quot;);[.$D20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9" calcext:value-type="date">
            <text:p>06/29/2022</text:p>
          </table:table-cell>
          <table:table-cell table:style-name="ce65" table:formula="of:=IFERROR(AVERAGEIFS(#REF!;[$Algorithm_Problems_log.$D$2:.$D$10237];[.$A206];[$Algorithm_Problems_log.$B$2:.$B$10237];&quot;Easy&quot;);[.$B20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6];[$Algorithm_Problems_log.$B$2:.$B$10237];&quot;Medium&quot;);[.$C20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6];[$Algorithm_Problems_log.$B$2:.$B$10237];&quot;Hard&quot;);[.$D20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28" calcext:value-type="date">
            <text:p>06/28/2022</text:p>
          </table:table-cell>
          <table:table-cell table:style-name="ce65" table:formula="of:=IFERROR(AVERAGEIFS(#REF!;[$Algorithm_Problems_log.$D$2:.$D$10237];[.$A207];[$Algorithm_Problems_log.$B$2:.$B$10237];&quot;Easy&quot;);[.$B20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7];[$Algorithm_Problems_log.$B$2:.$B$10237];&quot;Medium&quot;);[.$C20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7];[$Algorithm_Problems_log.$B$2:.$B$10237];&quot;Hard&quot;);[.$D20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7" calcext:value-type="date">
            <text:p>06/27/2022</text:p>
          </table:table-cell>
          <table:table-cell table:style-name="ce65" table:formula="of:=IFERROR(AVERAGEIFS(#REF!;[$Algorithm_Problems_log.$D$2:.$D$10237];[.$A208];[$Algorithm_Problems_log.$B$2:.$B$10237];&quot;Easy&quot;);[.$B20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8];[$Algorithm_Problems_log.$B$2:.$B$10237];&quot;Medium&quot;);[.$C20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8];[$Algorithm_Problems_log.$B$2:.$B$10237];&quot;Hard&quot;);[.$D20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6" calcext:value-type="date">
            <text:p>06/26/2022</text:p>
          </table:table-cell>
          <table:table-cell table:style-name="ce65" table:formula="of:=IFERROR(AVERAGEIFS(#REF!;[$Algorithm_Problems_log.$D$2:.$D$10237];[.$A209];[$Algorithm_Problems_log.$B$2:.$B$10237];&quot;Easy&quot;);[.$B21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9];[$Algorithm_Problems_log.$B$2:.$B$10237];&quot;Medium&quot;);[.$C21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9];[$Algorithm_Problems_log.$B$2:.$B$10237];&quot;Hard&quot;);[.$D21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0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25" calcext:value-type="date">
            <text:p>06/25/2022</text:p>
          </table:table-cell>
          <table:table-cell table:style-name="ce65" table:formula="of:=IFERROR(AVERAGEIFS(#REF!;[$Algorithm_Problems_log.$D$2:.$D$10237];[.$A210];[$Algorithm_Problems_log.$B$2:.$B$10237];&quot;Easy&quot;);[.$B21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0];[$Algorithm_Problems_log.$B$2:.$B$10237];&quot;Medium&quot;);[.$C21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0];[$Algorithm_Problems_log.$B$2:.$B$10237];&quot;Hard&quot;);[.$D21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4" calcext:value-type="date">
            <text:p>06/24/2022</text:p>
          </table:table-cell>
          <table:table-cell table:style-name="ce65" table:formula="of:=IFERROR(AVERAGEIFS(#REF!;[$Algorithm_Problems_log.$D$2:.$D$10237];[.$A211];[$Algorithm_Problems_log.$B$2:.$B$10237];&quot;Easy&quot;);[.$B21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1];[$Algorithm_Problems_log.$B$2:.$B$10237];&quot;Medium&quot;);[.$C21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1];[$Algorithm_Problems_log.$B$2:.$B$10237];&quot;Hard&quot;);[.$D21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3" calcext:value-type="date">
            <text:p>06/23/2022</text:p>
          </table:table-cell>
          <table:table-cell table:style-name="ce65" table:formula="of:=IFERROR(AVERAGEIFS(#REF!;[$Algorithm_Problems_log.$D$2:.$D$10237];[.$A212];[$Algorithm_Problems_log.$B$2:.$B$10237];&quot;Easy&quot;);[.$B21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2];[$Algorithm_Problems_log.$B$2:.$B$10237];&quot;Medium&quot;);[.$C21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2];[$Algorithm_Problems_log.$B$2:.$B$10237];&quot;Hard&quot;);[.$D21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22" calcext:value-type="date">
            <text:p>06/22/2022</text:p>
          </table:table-cell>
          <table:table-cell table:style-name="ce65" table:formula="of:=IFERROR(AVERAGEIFS(#REF!;[$Algorithm_Problems_log.$D$2:.$D$10237];[.$A213];[$Algorithm_Problems_log.$B$2:.$B$10237];&quot;Easy&quot;);[.$B21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3];[$Algorithm_Problems_log.$B$2:.$B$10237];&quot;Medium&quot;);[.$C21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3];[$Algorithm_Problems_log.$B$2:.$B$10237];&quot;Hard&quot;);[.$D21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1" calcext:value-type="date">
            <text:p>06/21/2022</text:p>
          </table:table-cell>
          <table:table-cell table:style-name="ce65" table:formula="of:=IFERROR(AVERAGEIFS(#REF!;[$Algorithm_Problems_log.$D$2:.$D$10237];[.$A214];[$Algorithm_Problems_log.$B$2:.$B$10237];&quot;Easy&quot;);[.$B21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4];[$Algorithm_Problems_log.$B$2:.$B$10237];&quot;Medium&quot;);[.$C21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4];[$Algorithm_Problems_log.$B$2:.$B$10237];&quot;Hard&quot;);[.$D21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20" calcext:value-type="date">
            <text:p>06/20/2022</text:p>
          </table:table-cell>
          <table:table-cell table:style-name="ce65" table:formula="of:=IFERROR(AVERAGEIFS(#REF!;[$Algorithm_Problems_log.$D$2:.$D$10237];[.$A215];[$Algorithm_Problems_log.$B$2:.$B$10237];&quot;Easy&quot;);[.$B21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5];[$Algorithm_Problems_log.$B$2:.$B$10237];&quot;Medium&quot;);[.$C21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5];[$Algorithm_Problems_log.$B$2:.$B$10237];&quot;Hard&quot;);[.$D21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19" calcext:value-type="date">
            <text:p>06/19/2022</text:p>
          </table:table-cell>
          <table:table-cell table:style-name="ce65" table:formula="of:=IFERROR(AVERAGEIFS(#REF!;[$Algorithm_Problems_log.$D$2:.$D$10237];[.$A216];[$Algorithm_Problems_log.$B$2:.$B$10237];&quot;Easy&quot;);[.$B21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6];[$Algorithm_Problems_log.$B$2:.$B$10237];&quot;Medium&quot;);[.$C21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6];[$Algorithm_Problems_log.$B$2:.$B$10237];&quot;Hard&quot;);[.$D21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18" calcext:value-type="date">
            <text:p>06/18/2022</text:p>
          </table:table-cell>
          <table:table-cell table:style-name="ce65" table:formula="of:=IFERROR(AVERAGEIFS(#REF!;[$Algorithm_Problems_log.$D$2:.$D$10237];[.$A217];[$Algorithm_Problems_log.$B$2:.$B$10237];&quot;Easy&quot;);[.$B21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7];[$Algorithm_Problems_log.$B$2:.$B$10237];&quot;Medium&quot;);[.$C21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7];[$Algorithm_Problems_log.$B$2:.$B$10237];&quot;Hard&quot;);[.$D21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17" calcext:value-type="date">
            <text:p>06/17/2022</text:p>
          </table:table-cell>
          <table:table-cell table:style-name="ce65" table:formula="of:=IFERROR(AVERAGEIFS(#REF!;[$Algorithm_Problems_log.$D$2:.$D$10237];[.$A218];[$Algorithm_Problems_log.$B$2:.$B$10237];&quot;Easy&quot;);[.$B21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8];[$Algorithm_Problems_log.$B$2:.$B$10237];&quot;Medium&quot;);[.$C21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8];[$Algorithm_Problems_log.$B$2:.$B$10237];&quot;Hard&quot;);[.$D21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16" calcext:value-type="date">
            <text:p>06/16/2022</text:p>
          </table:table-cell>
          <table:table-cell table:style-name="ce65" table:formula="of:=IFERROR(AVERAGEIFS(#REF!;[$Algorithm_Problems_log.$D$2:.$D$10237];[.$A219];[$Algorithm_Problems_log.$B$2:.$B$10237];&quot;Easy&quot;);[.$B22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9];[$Algorithm_Problems_log.$B$2:.$B$10237];&quot;Medium&quot;);[.$C22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9];[$Algorithm_Problems_log.$B$2:.$B$10237];&quot;Hard&quot;);[.$D22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1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15" calcext:value-type="date">
            <text:p>06/15/2022</text:p>
          </table:table-cell>
          <table:table-cell table:style-name="ce65" table:formula="of:=IFERROR(AVERAGEIFS(#REF!;[$Algorithm_Problems_log.$D$2:.$D$10237];[.$A220];[$Algorithm_Problems_log.$B$2:.$B$10237];&quot;Easy&quot;);[.$B22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0];[$Algorithm_Problems_log.$B$2:.$B$10237];&quot;Medium&quot;);[.$C22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0];[$Algorithm_Problems_log.$B$2:.$B$10237];&quot;Hard&quot;);[.$D22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39" office:value-type="date" office:date-value="2022-06-14" calcext:value-type="date">
            <text:p>06/14/2022</text:p>
          </table:table-cell>
          <table:table-cell table:style-name="ce65" table:formula="of:=IFERROR(AVERAGEIFS(#REF!;[$Algorithm_Problems_log.$D$2:.$D$10237];[.$A221];[$Algorithm_Problems_log.$B$2:.$B$10237];&quot;Easy&quot;);[.$B22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1];[$Algorithm_Problems_log.$B$2:.$B$10237];&quot;Medium&quot;);[.$C22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1];[$Algorithm_Problems_log.$B$2:.$B$10237];&quot;Hard&quot;);[.$D22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13" calcext:value-type="date">
            <text:p>06/13/2022</text:p>
          </table:table-cell>
          <table:table-cell table:style-name="ce65" table:formula="of:=IFERROR(AVERAGEIFS(#REF!;[$Algorithm_Problems_log.$D$2:.$D$10237];[.$A222];[$Algorithm_Problems_log.$B$2:.$B$10237];&quot;Easy&quot;);[.$B22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2];[$Algorithm_Problems_log.$B$2:.$B$10237];&quot;Medium&quot;);[.$C22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2];[$Algorithm_Problems_log.$B$2:.$B$10237];&quot;Hard&quot;);[.$D22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12" calcext:value-type="date">
            <text:p>06/12/2022</text:p>
          </table:table-cell>
          <table:table-cell table:style-name="ce65" table:formula="of:=IFERROR(AVERAGEIFS(IFERROR(AVERAGEIFS([$Algorithm_Problems_log.$O$2:.$O$10237];[$Algorithm_Problems_log.$D$2:.$D$10237];[.$A47];[$Algorithm_Problems_log.$B$2:.$B$10237];&quot;Easy&quot;);[.$B48]);[$Algorithm_Problems_log.$D$2:.$D$10237];[.$A223];[$Algorithm_Problems_log.$B$2:.$B$10237];&quot;Easy&quot;);[.$B224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3];[$Algorithm_Problems_log.$B$2:.$B$10237];&quot;Medium&quot;);[.$C224])" office:value-type="float" office:value="8.25" calcext:value-type="float">
            <text:p>8.25</text:p>
          </table:table-cell>
          <table:table-cell table:style-name="ce65" table:formula="of:=IFERROR(AVERAGEIFS([$Algorithm_Problems_log.$O$2:.$O$10237];[$Algorithm_Problems_log.$D$2:.$D$10237];[.$A223];[$Algorithm_Problems_log.$B$2:.$B$10237];&quot;Hard&quot;);[.$D22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11" calcext:value-type="date">
            <text:p>06/11/2022</text:p>
          </table:table-cell>
          <table:table-cell table:style-name="ce65" table:formula="of:=IFERROR(AVERAGEIFS(IFERROR(AVERAGEIFS([$Algorithm_Problems_log.$O$2:.$O$10237];[$Algorithm_Problems_log.$D$2:.$D$10237];[.$A48];[$Algorithm_Problems_log.$B$2:.$B$10237];&quot;Easy&quot;);[.$B49]);[$Algorithm_Problems_log.$D$2:.$D$10237];[.$A224];[$Algorithm_Problems_log.$B$2:.$B$10237];&quot;Easy&quot;);[.$B225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4];[$Algorithm_Problems_log.$B$2:.$B$10237];&quot;Medium&quot;);[.$C22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24];[$Algorithm_Problems_log.$B$2:.$B$10237];&quot;Hard&quot;);[.$D22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10" calcext:value-type="date">
            <text:p>06/10/2022</text:p>
          </table:table-cell>
          <table:table-cell table:style-name="ce65" table:formula="of:=IFERROR(AVERAGEIFS(IFERROR(AVERAGEIFS([$Algorithm_Problems_log.$O$2:.$O$10237];[$Algorithm_Problems_log.$D$2:.$D$10237];[.$A49];[$Algorithm_Problems_log.$B$2:.$B$10237];&quot;Easy&quot;);[.$B50]);[$Algorithm_Problems_log.$D$2:.$D$10237];[.$A225];[$Algorithm_Problems_log.$B$2:.$B$10237];&quot;Easy&quot;);[.$B226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5];[$Algorithm_Problems_log.$B$2:.$B$10237];&quot;Medium&quot;);[.$C22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25];[$Algorithm_Problems_log.$B$2:.$B$10237];&quot;Hard&quot;);[.$D22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09" calcext:value-type="date">
            <text:p>06/09/2022</text:p>
          </table:table-cell>
          <table:table-cell table:style-name="ce65" table:formula="of:=IFERROR(AVERAGEIFS(IFERROR(AVERAGEIFS([$Algorithm_Problems_log.$O$2:.$O$10237];[$Algorithm_Problems_log.$D$2:.$D$10237];[.$A50];[$Algorithm_Problems_log.$B$2:.$B$10237];&quot;Easy&quot;);[.$B51]);[$Algorithm_Problems_log.$D$2:.$D$10237];[.$A226];[$Algorithm_Problems_log.$B$2:.$B$10237];&quot;Easy&quot;);[.$B227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6];[$Algorithm_Problems_log.$B$2:.$B$10237];&quot;Medium&quot;);[.$C227])" office:value-type="float" office:value="16.5" calcext:value-type="float">
            <text:p>16.50</text:p>
          </table:table-cell>
          <table:table-cell table:style-name="ce65" table:formula="of:=IFERROR(AVERAGEIFS([$Algorithm_Problems_log.$O$2:.$O$10237];[$Algorithm_Problems_log.$D$2:.$D$10237];[.$A226];[$Algorithm_Problems_log.$B$2:.$B$10237];&quot;Hard&quot;);[.$D22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08" calcext:value-type="date">
            <text:p>06/08/2022</text:p>
          </table:table-cell>
          <table:table-cell table:style-name="ce65" table:formula="of:=IFERROR(AVERAGEIFS(IFERROR(AVERAGEIFS([$Algorithm_Problems_log.$O$2:.$O$10237];[$Algorithm_Problems_log.$D$2:.$D$10237];[.$A51];[$Algorithm_Problems_log.$B$2:.$B$10237];&quot;Easy&quot;);[.$B52]);[$Algorithm_Problems_log.$D$2:.$D$10237];[.$A227];[$Algorithm_Problems_log.$B$2:.$B$10237];&quot;Easy&quot;);[.$B228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7];[$Algorithm_Problems_log.$B$2:.$B$10237];&quot;Medium&quot;);[.$C228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27];[$Algorithm_Problems_log.$B$2:.$B$10237];&quot;Hard&quot;);[.$D22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07" calcext:value-type="date">
            <text:p>06/07/2022</text:p>
          </table:table-cell>
          <table:table-cell table:style-name="ce65" table:formula="of:=IFERROR(AVERAGEIFS(IFERROR(AVERAGEIFS([$Algorithm_Problems_log.$O$2:.$O$10237];[$Algorithm_Problems_log.$D$2:.$D$10237];[.$A52];[$Algorithm_Problems_log.$B$2:.$B$10237];&quot;Easy&quot;);[.$B53]);[$Algorithm_Problems_log.$D$2:.$D$10237];[.$A228];[$Algorithm_Problems_log.$B$2:.$B$10237];&quot;Easy&quot;);[.$B22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8];[$Algorithm_Problems_log.$B$2:.$B$10237];&quot;Medium&quot;);[.$C229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28];[$Algorithm_Problems_log.$B$2:.$B$10237];&quot;Hard&quot;);[.$D22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06" calcext:value-type="date">
            <text:p>06/06/2022</text:p>
          </table:table-cell>
          <table:table-cell table:style-name="ce65" table:formula="of:=IFERROR(AVERAGEIFS(IFERROR(AVERAGEIFS([$Algorithm_Problems_log.$O$2:.$O$10237];[$Algorithm_Problems_log.$D$2:.$D$10237];[.$A53];[$Algorithm_Problems_log.$B$2:.$B$10237];&quot;Easy&quot;);[.$B54]);[$Algorithm_Problems_log.$D$2:.$D$10237];[.$A229];[$Algorithm_Problems_log.$B$2:.$B$10237];&quot;Easy&quot;);[.$B230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9];[$Algorithm_Problems_log.$B$2:.$B$10237];&quot;Medium&quot;);[.$C230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29];[$Algorithm_Problems_log.$B$2:.$B$10237];&quot;Hard&quot;);[.$D23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2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05" calcext:value-type="date">
            <text:p>06/05/2022</text:p>
          </table:table-cell>
          <table:table-cell table:style-name="ce65" table:formula="of:=IFERROR(AVERAGEIFS(IFERROR(AVERAGEIFS([$Algorithm_Problems_log.$O$2:.$O$10237];[$Algorithm_Problems_log.$D$2:.$D$10237];[.$A54];[$Algorithm_Problems_log.$B$2:.$B$10237];&quot;Easy&quot;);[.$B55]);[$Algorithm_Problems_log.$D$2:.$D$10237];[.$A230];[$Algorithm_Problems_log.$B$2:.$B$10237];&quot;Easy&quot;);[.$B231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0];[$Algorithm_Problems_log.$B$2:.$B$10237];&quot;Medium&quot;);[.$C231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0];[$Algorithm_Problems_log.$B$2:.$B$10237];&quot;Hard&quot;);[.$D23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04" calcext:value-type="date">
            <text:p>06/04/2022</text:p>
          </table:table-cell>
          <table:table-cell table:style-name="ce65" table:formula="of:=IFERROR(AVERAGEIFS(IFERROR(AVERAGEIFS([$Algorithm_Problems_log.$O$2:.$O$10237];[$Algorithm_Problems_log.$D$2:.$D$10237];[.$A55];[$Algorithm_Problems_log.$B$2:.$B$10237];&quot;Easy&quot;);[.$B56]);[$Algorithm_Problems_log.$D$2:.$D$10237];[.$A231];[$Algorithm_Problems_log.$B$2:.$B$10237];&quot;Easy&quot;);[.$B232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1];[$Algorithm_Problems_log.$B$2:.$B$10237];&quot;Medium&quot;);[.$C232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1];[$Algorithm_Problems_log.$B$2:.$B$10237];&quot;Hard&quot;);[.$D23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03" calcext:value-type="date">
            <text:p>06/03/2022</text:p>
          </table:table-cell>
          <table:table-cell table:style-name="ce65" table:formula="of:=IFERROR(AVERAGEIFS(IFERROR(AVERAGEIFS([$Algorithm_Problems_log.$O$2:.$O$10237];[$Algorithm_Problems_log.$D$2:.$D$10237];[.$A56];[$Algorithm_Problems_log.$B$2:.$B$10237];&quot;Easy&quot;);[.$B57]);[$Algorithm_Problems_log.$D$2:.$D$10237];[.$A232];[$Algorithm_Problems_log.$B$2:.$B$10237];&quot;Easy&quot;);[.$B233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2];[$Algorithm_Problems_log.$B$2:.$B$10237];&quot;Medium&quot;);[.$C233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2];[$Algorithm_Problems_log.$B$2:.$B$10237];&quot;Hard&quot;);[.$D23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02" calcext:value-type="date">
            <text:p>06/02/2022</text:p>
          </table:table-cell>
          <table:table-cell table:style-name="ce65" table:formula="of:=IFERROR(AVERAGEIFS(IFERROR(AVERAGEIFS([$Algorithm_Problems_log.$O$2:.$O$10237];[$Algorithm_Problems_log.$D$2:.$D$10237];[.$A57];[$Algorithm_Problems_log.$B$2:.$B$10237];&quot;Easy&quot;);[.$B58]);[$Algorithm_Problems_log.$D$2:.$D$10237];[.$A233];[$Algorithm_Problems_log.$B$2:.$B$10237];&quot;Easy&quot;);[.$B234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3];[$Algorithm_Problems_log.$B$2:.$B$10237];&quot;Medium&quot;);[.$C234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3];[$Algorithm_Problems_log.$B$2:.$B$10237];&quot;Hard&quot;);[.$D23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6-01" calcext:value-type="date">
            <text:p>06/01/2022</text:p>
          </table:table-cell>
          <table:table-cell table:style-name="ce65" table:formula="of:=IFERROR(AVERAGEIFS(IFERROR(AVERAGEIFS([$Algorithm_Problems_log.$O$2:.$O$10237];[$Algorithm_Problems_log.$D$2:.$D$10237];[.$A58];[$Algorithm_Problems_log.$B$2:.$B$10237];&quot;Easy&quot;);[.$B59]);[$Algorithm_Problems_log.$D$2:.$D$10237];[.$A234];[$Algorithm_Problems_log.$B$2:.$B$10237];&quot;Easy&quot;);[.$B235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4];[$Algorithm_Problems_log.$B$2:.$B$10237];&quot;Medium&quot;);[.$C23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4];[$Algorithm_Problems_log.$B$2:.$B$10237];&quot;Hard&quot;);[.$D23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31" calcext:value-type="date">
            <text:p>05/31/2022</text:p>
          </table:table-cell>
          <table:table-cell table:style-name="ce65" table:formula="of:=IFERROR(AVERAGEIFS(IFERROR(AVERAGEIFS([$Algorithm_Problems_log.$O$2:.$O$10237];[$Algorithm_Problems_log.$D$2:.$D$10237];[.$A59];[$Algorithm_Problems_log.$B$2:.$B$10237];&quot;Easy&quot;);[.$B60]);[$Algorithm_Problems_log.$D$2:.$D$10237];[.$A235];[$Algorithm_Problems_log.$B$2:.$B$10237];&quot;Easy&quot;);[.$B236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5];[$Algorithm_Problems_log.$B$2:.$B$10237];&quot;Medium&quot;);[.$C236])" office:value-type="float" office:value="16.5" calcext:value-type="float">
            <text:p>16.50</text:p>
          </table:table-cell>
          <table:table-cell table:style-name="ce65" table:formula="of:=IFERROR(AVERAGEIFS([$Algorithm_Problems_log.$O$2:.$O$10237];[$Algorithm_Problems_log.$D$2:.$D$10237];[.$A235];[$Algorithm_Problems_log.$B$2:.$B$10237];&quot;Hard&quot;);[.$D23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30" calcext:value-type="date">
            <text:p>05/30/2022</text:p>
          </table:table-cell>
          <table:table-cell table:style-name="ce65" table:formula="of:=IFERROR(AVERAGEIFS(IFERROR(AVERAGEIFS([$Algorithm_Problems_log.$O$2:.$O$10237];[$Algorithm_Problems_log.$D$2:.$D$10237];[.$A60];[$Algorithm_Problems_log.$B$2:.$B$10237];&quot;Easy&quot;);[.$B61]);[$Algorithm_Problems_log.$D$2:.$D$10237];[.$A236];[$Algorithm_Problems_log.$B$2:.$B$10237];&quot;Easy&quot;);[.$B237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6];[$Algorithm_Problems_log.$B$2:.$B$10237];&quot;Medium&quot;);[.$C23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6];[$Algorithm_Problems_log.$B$2:.$B$10237];&quot;Hard&quot;);[.$D23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9" calcext:value-type="date">
            <text:p>05/29/2022</text:p>
          </table:table-cell>
          <table:table-cell table:style-name="ce65" table:formula="of:=IFERROR(AVERAGEIFS(IFERROR(AVERAGEIFS([$Algorithm_Problems_log.$O$2:.$O$10237];[$Algorithm_Problems_log.$D$2:.$D$10237];[.$A61];[$Algorithm_Problems_log.$B$2:.$B$10237];&quot;Easy&quot;);[.$B62]);[$Algorithm_Problems_log.$D$2:.$D$10237];[.$A237];[$Algorithm_Problems_log.$B$2:.$B$10237];&quot;Easy&quot;);[.$B238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7];[$Algorithm_Problems_log.$B$2:.$B$10237];&quot;Medium&quot;);[.$C23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7];[$Algorithm_Problems_log.$B$2:.$B$10237];&quot;Hard&quot;);[.$D23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8" calcext:value-type="date">
            <text:p>05/28/2022</text:p>
          </table:table-cell>
          <table:table-cell table:style-name="ce65" table:formula="of:=IFERROR(AVERAGEIFS(IFERROR(AVERAGEIFS([$Algorithm_Problems_log.$O$2:.$O$10237];[$Algorithm_Problems_log.$D$2:.$D$10237];[.$A62];[$Algorithm_Problems_log.$B$2:.$B$10237];&quot;Easy&quot;);[.$B63]);[$Algorithm_Problems_log.$D$2:.$D$10237];[.$A238];[$Algorithm_Problems_log.$B$2:.$B$10237];&quot;Easy&quot;);[.$B23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8];[$Algorithm_Problems_log.$B$2:.$B$10237];&quot;Medium&quot;);[.$C239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8];[$Algorithm_Problems_log.$B$2:.$B$10237];&quot;Hard&quot;);[.$D23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27" calcext:value-type="date">
            <text:p>05/27/2022</text:p>
          </table:table-cell>
          <table:table-cell table:style-name="ce65" table:formula="of:=IFERROR(AVERAGEIFS(IFERROR(AVERAGEIFS([$Algorithm_Problems_log.$O$2:.$O$10237];[$Algorithm_Problems_log.$D$2:.$D$10237];[.$A63];[$Algorithm_Problems_log.$B$2:.$B$10237];&quot;Easy&quot;);[.$B64]);[$Algorithm_Problems_log.$D$2:.$D$10237];[.$A239];[$Algorithm_Problems_log.$B$2:.$B$10237];&quot;Easy&quot;);[.$B240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9];[$Algorithm_Problems_log.$B$2:.$B$10237];&quot;Medium&quot;);[.$C240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9];[$Algorithm_Problems_log.$B$2:.$B$10237];&quot;Hard&quot;);[.$D24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3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6" calcext:value-type="date">
            <text:p>05/26/2022</text:p>
          </table:table-cell>
          <table:table-cell table:style-name="ce65" table:formula="of:=IFERROR(AVERAGEIFS(IFERROR(AVERAGEIFS([$Algorithm_Problems_log.$O$2:.$O$10237];[$Algorithm_Problems_log.$D$2:.$D$10237];[.$A64];[$Algorithm_Problems_log.$B$2:.$B$10237];&quot;Easy&quot;);[.$B65]);[$Algorithm_Problems_log.$D$2:.$D$10237];[.$A240];[$Algorithm_Problems_log.$B$2:.$B$10237];&quot;Easy&quot;);[.$B241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0];[$Algorithm_Problems_log.$B$2:.$B$10237];&quot;Medium&quot;);[.$C241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0];[$Algorithm_Problems_log.$B$2:.$B$10237];&quot;Hard&quot;);[.$D24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5" calcext:value-type="date">
            <text:p>05/25/2022</text:p>
          </table:table-cell>
          <table:table-cell table:style-name="ce65" table:formula="of:=IFERROR(AVERAGEIFS(IFERROR(AVERAGEIFS([$Algorithm_Problems_log.$O$2:.$O$10237];[$Algorithm_Problems_log.$D$2:.$D$10237];[.$A65];[$Algorithm_Problems_log.$B$2:.$B$10237];&quot;Easy&quot;);[.$B66]);[$Algorithm_Problems_log.$D$2:.$D$10237];[.$A241];[$Algorithm_Problems_log.$B$2:.$B$10237];&quot;Easy&quot;);[.$B242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1];[$Algorithm_Problems_log.$B$2:.$B$10237];&quot;Medium&quot;);[.$C24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1];[$Algorithm_Problems_log.$B$2:.$B$10237];&quot;Hard&quot;);[.$D24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24" calcext:value-type="date">
            <text:p>05/24/2022</text:p>
          </table:table-cell>
          <table:table-cell table:style-name="ce65" table:formula="of:=IFERROR(AVERAGEIFS(IFERROR(AVERAGEIFS([$Algorithm_Problems_log.$O$2:.$O$10237];[$Algorithm_Problems_log.$D$2:.$D$10237];[.$A66];[$Algorithm_Problems_log.$B$2:.$B$10237];&quot;Easy&quot;);[.$B67]);[$Algorithm_Problems_log.$D$2:.$D$10237];[.$A242];[$Algorithm_Problems_log.$B$2:.$B$10237];&quot;Easy&quot;);[.$B243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2];[$Algorithm_Problems_log.$B$2:.$B$10237];&quot;Medium&quot;);[.$C243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2];[$Algorithm_Problems_log.$B$2:.$B$10237];&quot;Hard&quot;);[.$D24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3" calcext:value-type="date">
            <text:p>05/23/2022</text:p>
          </table:table-cell>
          <table:table-cell table:style-name="ce65" table:formula="of:=IFERROR(AVERAGEIFS(IFERROR(AVERAGEIFS([$Algorithm_Problems_log.$O$2:.$O$10237];[$Algorithm_Problems_log.$D$2:.$D$10237];[.$A67];[$Algorithm_Problems_log.$B$2:.$B$10237];&quot;Easy&quot;);[.$B68]);[$Algorithm_Problems_log.$D$2:.$D$10237];[.$A243];[$Algorithm_Problems_log.$B$2:.$B$10237];&quot;Easy&quot;);[.$B244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3];[$Algorithm_Problems_log.$B$2:.$B$10237];&quot;Medium&quot;);[.$C244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3];[$Algorithm_Problems_log.$B$2:.$B$10237];&quot;Hard&quot;);[.$D24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22" calcext:value-type="date">
            <text:p>05/22/2022</text:p>
          </table:table-cell>
          <table:table-cell table:style-name="ce65" table:formula="of:=IFERROR(AVERAGEIFS(IFERROR(AVERAGEIFS([$Algorithm_Problems_log.$O$2:.$O$10237];[$Algorithm_Problems_log.$D$2:.$D$10237];[.$A68];[$Algorithm_Problems_log.$B$2:.$B$10237];&quot;Easy&quot;);[.$B69]);[$Algorithm_Problems_log.$D$2:.$D$10237];[.$A244];[$Algorithm_Problems_log.$B$2:.$B$10237];&quot;Easy&quot;);[.$B245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4];[$Algorithm_Problems_log.$B$2:.$B$10237];&quot;Medium&quot;);[.$C24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4];[$Algorithm_Problems_log.$B$2:.$B$10237];&quot;Hard&quot;);[.$D24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1" calcext:value-type="date">
            <text:p>05/21/2022</text:p>
          </table:table-cell>
          <table:table-cell table:style-name="ce65" table:formula="of:=IFERROR(AVERAGEIFS([$Algorithm_Problems_log.$O$2:.$O$10237];[$Algorithm_Problems_log.$D$2:.$D$10237];[.$A245];[$Algorithm_Problems_log.$B$2:.$B$10237];&quot;Easy&quot;);[.$C246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5];[$Algorithm_Problems_log.$B$2:.$B$10237];&quot;Medium&quot;);[.$C24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5];[$Algorithm_Problems_log.$B$2:.$B$10237];&quot;Hard&quot;);[.$D24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20" calcext:value-type="date">
            <text:p>05/20/2022</text:p>
          </table:table-cell>
          <table:table-cell table:style-name="ce65" table:formula="of:=IFERROR(AVERAGEIFS([$Algorithm_Problems_log.$O$2:.$O$10237];[$Algorithm_Problems_log.$D$2:.$D$10237];[.$A246];[$Algorithm_Problems_log.$B$2:.$B$10237];&quot;Easy&quot;);[.$C24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6];[$Algorithm_Problems_log.$B$2:.$B$10237];&quot;Medium&quot;);[.$C24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6];[$Algorithm_Problems_log.$B$2:.$B$10237];&quot;Hard&quot;);[.$D24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19" calcext:value-type="date">
            <text:p>05/19/2022</text:p>
          </table:table-cell>
          <table:table-cell table:style-name="ce65" table:formula="of:=IFERROR(AVERAGEIFS([$Algorithm_Problems_log.$O$2:.$O$10237];[$Algorithm_Problems_log.$D$2:.$D$10237];[.$A247];[$Algorithm_Problems_log.$B$2:.$B$10237];&quot;Easy&quot;);[.$C248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7];[$Algorithm_Problems_log.$B$2:.$B$10237];&quot;Medium&quot;);[.$C24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7];[$Algorithm_Problems_log.$B$2:.$B$10237];&quot;Hard&quot;);[.$D24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8" calcext:value-type="date">
            <text:p>05/18/2022</text:p>
          </table:table-cell>
          <table:table-cell table:style-name="ce65" table:formula="of:=IFERROR(AVERAGEIFS([$Algorithm_Problems_log.$O$2:.$O$10237];[$Algorithm_Problems_log.$D$2:.$D$10237];[.$A248];[$Algorithm_Problems_log.$B$2:.$B$10237];&quot;Easy&quot;);[.$C24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8];[$Algorithm_Problems_log.$B$2:.$B$10237];&quot;Medium&quot;);[.$C24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8];[$Algorithm_Problems_log.$B$2:.$B$10237];&quot;Hard&quot;);[.$D24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7" calcext:value-type="date">
            <text:p>05/17/2022</text:p>
          </table:table-cell>
          <table:table-cell table:style-name="ce65" table:formula="of:=IFERROR(AVERAGEIFS([$Algorithm_Problems_log.$O$2:.$O$10237];[$Algorithm_Problems_log.$D$2:.$D$10237];[.$A249];[$Algorithm_Problems_log.$B$2:.$B$10237];&quot;Easy&quot;);[.$C250])" office:value-type="float" office:value="9.5" calcext:value-type="float">
            <text:p>9.50</text:p>
          </table:table-cell>
          <table:table-cell table:style-name="ce65" table:formula="of:=IFERROR(AVERAGEIFS([$Algorithm_Problems_log.$O$2:.$O$10237];[$Algorithm_Problems_log.$D$2:.$D$10237];[.$A249];[$Algorithm_Problems_log.$B$2:.$B$10237];&quot;Medium&quot;);[.$C250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9];[$Algorithm_Problems_log.$B$2:.$B$10237];&quot;Hard&quot;);[.$D25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4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16" calcext:value-type="date">
            <text:p>05/16/2022</text:p>
          </table:table-cell>
          <table:table-cell table:style-name="ce65" table:formula="of:=IFERROR(AVERAGEIFS([$Algorithm_Problems_log.$O$2:.$O$10237];[$Algorithm_Problems_log.$D$2:.$D$10237];[.$A250];[$Algorithm_Problems_log.$B$2:.$B$10237];&quot;Easy&quot;);[.$C251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0];[$Algorithm_Problems_log.$B$2:.$B$10237];&quot;Medium&quot;);[.$C251])" office:value-type="float" office:value="9.5" calcext:value-type="float">
            <text:p>9.50</text:p>
          </table:table-cell>
          <table:table-cell table:style-name="ce65" table:formula="of:=IFERROR(AVERAGEIFS([$Algorithm_Problems_log.$O$2:.$O$10237];[$Algorithm_Problems_log.$D$2:.$D$10237];[.$A250];[$Algorithm_Problems_log.$B$2:.$B$10237];&quot;Hard&quot;);[.$D25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5" calcext:value-type="date">
            <text:p>05/15/2022</text:p>
          </table:table-cell>
          <table:table-cell table:style-name="ce65" table:formula="of:=IFERROR(AVERAGEIFS([$Algorithm_Problems_log.$O$2:.$O$10237];[$Algorithm_Problems_log.$D$2:.$D$10237];[.$A251];[$Algorithm_Problems_log.$B$2:.$B$10237];&quot;Easy&quot;);[.$C25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1];[$Algorithm_Problems_log.$B$2:.$B$10237];&quot;Medium&quot;);[.$C25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1];[$Algorithm_Problems_log.$B$2:.$B$10237];&quot;Hard&quot;);[.$D25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4" calcext:value-type="date">
            <text:p>05/14/2022</text:p>
          </table:table-cell>
          <table:table-cell table:style-name="ce65" table:formula="of:=IFERROR(AVERAGEIFS([$Algorithm_Problems_log.$O$2:.$O$10237];[$Algorithm_Problems_log.$D$2:.$D$10237];[.$A252];[$Algorithm_Problems_log.$B$2:.$B$10237];&quot;Easy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2];[$Algorithm_Problems_log.$B$2:.$B$10237];&quot;Medium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2];[$Algorithm_Problems_log.$B$2:.$B$10237];&quot;Hard&quot;);[.$D253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13" calcext:value-type="date">
            <text:p>05/13/2022</text:p>
          </table:table-cell>
          <table:table-cell table:style-name="ce65" table:formula="of:=IFERROR(AVERAGEIFS([$Algorithm_Problems_log.$O$2:.$O$10237];[$Algorithm_Problems_log.$D$2:.$D$10237];[.$A253];[$Algorithm_Problems_log.$B$2:.$B$10237];&quot;Easy&quot;);[.$C254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3];[$Algorithm_Problems_log.$B$2:.$B$10237];&quot;Medium&quot;);[.$C254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3];[$Algorithm_Problems_log.$B$2:.$B$10237];&quot;Hard&quot;);[.$D254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2" calcext:value-type="date">
            <text:p>05/12/2022</text:p>
          </table:table-cell>
          <table:table-cell table:style-name="ce65" table:formula="of:=IFERROR(AVERAGEIFS([$Algorithm_Problems_log.$O$2:.$O$10237];[$Algorithm_Problems_log.$D$2:.$D$10237];[.$A254];[$Algorithm_Problems_log.$B$2:.$B$10237];&quot;Easy&quot;);[.$C25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4];[$Algorithm_Problems_log.$B$2:.$B$10237];&quot;Medium&quot;);[.$C25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4];[$Algorithm_Problems_log.$B$2:.$B$10237];&quot;Hard&quot;);[.$D255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1" calcext:value-type="date">
            <text:p>05/11/2022</text:p>
          </table:table-cell>
          <table:table-cell table:style-name="ce65" table:formula="of:=IFERROR(AVERAGEIFS([$Algorithm_Problems_log.$O$2:.$O$10237];[$Algorithm_Problems_log.$D$2:.$D$10237];[.$A255];[$Algorithm_Problems_log.$B$2:.$B$10237];&quot;Easy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5];[$Algorithm_Problems_log.$B$2:.$B$10237];&quot;Medium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5];[$Algorithm_Problems_log.$B$2:.$B$10237];&quot;Hard&quot;);[.$D256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10" calcext:value-type="date">
            <text:p>05/10/2022</text:p>
          </table:table-cell>
          <table:table-cell table:style-name="ce65" table:formula="of:=IFERROR(AVERAGEIFS([$Algorithm_Problems_log.$O$2:.$O$10237];[$Algorithm_Problems_log.$D$2:.$D$10237];[.$A256];[$Algorithm_Problems_log.$B$2:.$B$10237];&quot;Easy&quot;);[.$C25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6];[$Algorithm_Problems_log.$B$2:.$B$10237];&quot;Medium&quot;);[.$C25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6];[$Algorithm_Problems_log.$B$2:.$B$10237];&quot;Hard&quot;);[.$D257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09" calcext:value-type="date">
            <text:p>05/09/2022</text:p>
          </table:table-cell>
          <table:table-cell table:style-name="ce65" table:formula="of:=IFERROR(AVERAGEIFS([$Algorithm_Problems_log.$O$2:.$O$10237];[$Algorithm_Problems_log.$D$2:.$D$10237];[.$A257];[$Algorithm_Problems_log.$B$2:.$B$10237];&quot;Easy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7];[$Algorithm_Problems_log.$B$2:.$B$10237];&quot;Medium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7];[$Algorithm_Problems_log.$B$2:.$B$10237];&quot;Hard&quot;);[.$D258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08" calcext:value-type="date">
            <text:p>05/08/2022</text:p>
          </table:table-cell>
          <table:table-cell table:style-name="ce65" table:formula="of:=IFERROR(AVERAGEIFS([$Algorithm_Problems_log.$O$2:.$O$10237];[$Algorithm_Problems_log.$D$2:.$D$10237];[.$A258];[$Algorithm_Problems_log.$B$2:.$B$10237];&quot;Easy&quot;);[.$C259])" office:value-type="float" office:value="6" calcext:value-type="float">
            <text:p>6.00</text:p>
          </table:table-cell>
          <table:table-cell table:style-name="ce65" table:formula="of:=IFERROR(AVERAGEIFS([$Algorithm_Problems_log.$O$2:.$O$10237];[$Algorithm_Problems_log.$D$2:.$D$10237];[.$A258];[$Algorithm_Problems_log.$B$2:.$B$10237];&quot;Medium&quot;);[.$C259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8];[$Algorithm_Problems_log.$B$2:.$B$10237];&quot;Hard&quot;);[.$D259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07" calcext:value-type="date">
            <text:p>05/07/2022</text:p>
          </table:table-cell>
          <table:table-cell table:style-name="ce65" table:formula="of:=IFERROR(AVERAGEIFS([$Algorithm_Problems_log.$O$2:.$O$10237];[$Algorithm_Problems_log.$D$2:.$D$10237];[.$A259];[$Algorithm_Problems_log.$B$2:.$B$10237];&quot;Easy&quot;);[.$C260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59];[$Algorithm_Problems_log.$B$2:.$B$10237];&quot;Medium&quot;);[.$C260])" office:value-type="float" office:value="6" calcext:value-type="float">
            <text:p>6.00</text:p>
          </table:table-cell>
          <table:table-cell table:style-name="ce65" table:formula="of:=IFERROR(AVERAGEIFS([$Algorithm_Problems_log.$O$2:.$O$10237];[$Algorithm_Problems_log.$D$2:.$D$10237];[.$A259];[$Algorithm_Problems_log.$B$2:.$B$10237];&quot;Hard&quot;);[.$D260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5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06" calcext:value-type="date">
            <text:p>05/06/2022</text:p>
          </table:table-cell>
          <table:table-cell table:style-name="ce65" table:formula="of:=IFERROR(AVERAGEIFS([$Algorithm_Problems_log.$O$2:.$O$10237];[$Algorithm_Problems_log.$D$2:.$D$10237];[.$A260];[$Algorithm_Problems_log.$B$2:.$B$10237];&quot;Easy&quot;);[.$C261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60];[$Algorithm_Problems_log.$B$2:.$B$10237];&quot;Medium&quot;);[.$C261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60];[$Algorithm_Problems_log.$B$2:.$B$10237];&quot;Hard&quot;);[.$D261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2-05-05" calcext:value-type="date">
            <text:p>05/05/2022</text:p>
          </table:table-cell>
          <table:table-cell table:style-name="ce65" table:formula="of:=IFERROR(AVERAGEIFS([$Algorithm_Problems_log.$O$2:.$O$10237];[$Algorithm_Problems_log.$D$2:.$D$10237];[.$A261];[$Algorithm_Problems_log.$B$2:.$B$10237];&quot;Easy&quot;);[.$C26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61];[$Algorithm_Problems_log.$B$2:.$B$10237];&quot;Medium&quot;);[.$C262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61];[$Algorithm_Problems_log.$B$2:.$B$10237];&quot;Hard&quot;);[.$D262])" office:value-type="float" office:value="0" calcext:value-type="float">
            <text:p>0.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formula="of:=IF([.$A26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31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21" table:default-cell-style-name="ce35"/>
        <table:table-column table:style-name="co23" table:default-cell-style-name="ce35"/>
        <table:table-column table:style-name="co11" table:default-cell-style-name="ce35"/>
        <table:table-column table:style-name="co4" table:default-cell-style-name="ce35"/>
        <table:table-column table:style-name="co17" table:default-cell-style-name="ce35"/>
        <table:table-column table:style-name="co18" table:default-cell-style-name="ce35"/>
        <table:table-column table:style-name="co7" table:default-cell-style-name="ce45"/>
        <table:table-column table:style-name="co7" table:default-cell-style-name="ce35"/>
        <table:table-column table:style-name="co24" table:default-cell-style-name="ce55"/>
        <table:table-column table:style-name="co7" table:default-cell-style-name="ce60"/>
        <table:table-column table:style-name="co25" table:default-cell-style-name="ce70"/>
        <table:table-column table:style-name="co7" table:number-columns-repeated="1006" table:default-cell-style-name="ce81"/>
        <table:table-row table:style-name="ro1">
          <table:table-cell table:number-columns-repeated="3"/>
          <table:table-cell table:style-name="ce40"/>
          <table:table-cell table:number-columns-repeated="2"/>
          <table:table-cell table:style-name="ce35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5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0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0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0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0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2">(</text:span>space and time<text:span text:style-name="T2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0"/>
          <table:table-cell table:number-columns-repeated="1013"/>
        </table:table-row>
        <table:table-row table:style-name="ro7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0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T1048576" table:display-filter-buttons="true" table:orientation="column">
          <table:filter>
            <table:filter-and>
              <table:filter-condition table:value="2022-05-05" table:operator="=" table:field-number="3">
                <table:filter-set-item table:value="2022-05-05"/>
                <table:filter-set-item table:value="2022-05-07"/>
                <table:filter-set-item table:value="2022-05-08"/>
                <table:filter-set-item table:value="2022-05-15"/>
                <table:filter-set-item table:value="2022-05-16"/>
                <table:filter-set-item table:value="2022-05-17"/>
                <table:filter-set-item table:value="2022-05-19"/>
                <table:filter-set-item table:value="2022-05-21"/>
                <table:filter-set-item table:value="2022-05-26"/>
                <table:filter-set-item table:value="2022-05-27"/>
                <table:filter-set-item table:value="2022-05-28"/>
                <table:filter-set-item table:value="2022-05-29"/>
                <table:filter-set-item table:value="2022-05-31"/>
                <table:filter-set-item table:value="2022-06-01"/>
                <table:filter-set-item table:value="2022-06-02"/>
                <table:filter-set-item table:value="2022-06-05"/>
                <table:filter-set-item table:value="2022-06-07"/>
                <table:filter-set-item table:value="2022-06-08"/>
                <table:filter-set-item table:value="2022-06-09"/>
                <table:filter-set-item table:value="2022-06-10"/>
                <table:filter-set-item table:value="2022-06-12"/>
              </table:filter-condition>
            </table:filter-and>
          </table:filter>
        </table:database-range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62" table:display-filter-buttons="true" table:orientation="column">
          <table:filter>
            <table:filter-and>
              <table:filter-condition table:value="Display" table:operator="=" table:field-number="5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08:08:17.7994182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4-08-24T08:10:28.366003452</dc:date>
    <meta:editing-duration>P34DT8H14M18S</meta:editing-duration>
    <meta:editing-cycles>1751</meta:editing-cycles>
    <meta:generator>LibreOffice/24.2.5.2$Linux_X86_64 LibreOffice_project/420$Build-2</meta:generator>
    <meta:document-statistic meta:table-count="4" meta:cell-count="2449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686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draw:stroke="dash" draw:stroke-dash="Double_20_Dash" svg:stroke-color="#f58220"/>
    </style:style>
    <style:style style:name="ch14" style:family="chart">
      <style:graphic-properties draw:stroke="dash" draw:stroke-dash="Double_20_Dash"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9.059cm" svg:height="17.86cm" xlink:href=".." xlink:type="simple" chart:class="chart:scatter" chart:column-mapping="0 3 1 2" chart:style-name="ch1">
        <chart:legend chart:legend-position="end" svg:x="2.092cm" svg:y="13.536cm" style:legend-expansion="custom" svg:width="5.452cm" svg:height="3.072cm" style:legend-expansion-aspect-ratio="1.77473958333333" chart:style-name="ch2"/>
        <chart:plot-area chart:style-name="ch3" table:cell-range-address="Algorithm_Problems_log_Chart.E1:Algorithm_Problems_log_Chart.E1097 Algorithm_Problems_log_Chart.A2:Algorithm_Problems_log_Chart.D1097 Algorithm_Problems_log_Chart.B1:Algorithm_Problems_log_Chart.D1" chart:data-source-has-labels="both" svg:x="0.226cm" svg:y="0.314cm" svg:width="46.228cm" svg:height="17.183cm">
          <chart:coordinate-region svg:x="1.324cm" svg:y="0.513cm" svg:width="44.268cm" svg:height="16.337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874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856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874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87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724">
                <text:p>44724</text:p>
                <draw:g>
                  <svg:desc>Algorithm_Problems_log_Chart.A2:Algorithm_Problems_log_Chart.A1097</svg:desc>
                </draw:g>
              </table:table-cell>
              <table:table-cell office:value-type="float" office:value="20">
                <text:p>20</text:p>
                <draw:g>
                  <svg:desc>Algorithm_Problems_log_Chart.B2:Algorithm_Problems_log_Chart.B1097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097</svg:desc>
                </draw:g>
              </table:table-cell>
              <table:table-cell office:value-type="float" office:value="8.25">
                <text:p>8.25</text:p>
                <draw:g>
                  <svg:desc>Algorithm_Problems_log_Chart.C2:Algorithm_Problems_log_Chart.C1097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44723">
                <text:p>447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22">
                <text:p>447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21">
                <text:p>447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20">
                <text:p>447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9">
                <text:p>447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8">
                <text:p>447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7">
                <text:p>447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6">
                <text:p>447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5">
                <text:p>447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4">
                <text:p>447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3">
                <text:p>447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2">
                <text:p>4471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1">
                <text:p>447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0">
                <text:p>447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9">
                <text:p>4470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8">
                <text:p>4470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7">
                <text:p>4470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6">
                <text:p>4470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5">
                <text:p>4470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4">
                <text:p>4470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3">
                <text:p>4470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2">
                <text:p>4470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1">
                <text:p>4470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0">
                <text:p>447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9">
                <text:p>4469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8">
                <text:p>44698</text:p>
              </table:table-cell>
              <table:table-cell office:value-type="float" office:value="9.5">
                <text:p>9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7">
                <text:p>4469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6">
                <text:p>4469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5">
                <text:p>4469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4">
                <text:p>4469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3">
                <text:p>4469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2">
                <text:p>4469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1">
                <text:p>4469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0">
                <text:p>4469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9">
                <text:p>4468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8">
                <text:p>4468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7">
                <text:p>4468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6">
                <text:p>4468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